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Text_20_body" style:list-style-name="L1">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3">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4">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5">
      <style:paragraph-properties fo:margin-top="0in" fo:margin-bottom="0in"/>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04*"/>
    </style:style>
    <style:style style:name="Table1.B" style:family="table-column">
      <style:table-column-properties style:rel-column-width="16383*"/>
    </style:style>
    <style:style style:name="Table1.C" style:family="table-column">
      <style:table-column-properties style:rel-column-width="30947*"/>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4335*"/>
    </style:style>
    <style:style style:name="Table2.D" style:family="table-column">
      <style:table-column-properties style:rel-column-width="18431*"/>
    </style:style>
    <style:style style:name="Table3" style:family="table">
      <style:table-properties table:align="center" style:rel-width="100%"/>
    </style:style>
    <style:style style:name="Table3.A" style:family="table-column">
      <style:table-column-properties style:rel-column-width="30840*"/>
    </style:style>
    <style:style style:name="Table3.B" style:family="table-column">
      <style:table-column-properties style:rel-column-width="34695*"/>
    </style:style>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45055*"/>
    </style:style>
    <style:style style:name="Table5.B" style:family="table-column">
      <style:table-column-properties style:rel-column-width="20479*"/>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rel-width="100%"/>
    </style:style>
    <style:style style:name="Table9.A" style:family="table-column">
      <style:table-column-properties style:rel-column-width="14246*"/>
    </style:style>
    <style:style style:name="Table9.B" style:family="table-column">
      <style:table-column-properties style:rel-column-width="25644*"/>
    </style:style>
    <style:style style:name="Table9.C" style:family="table-column">
      <style:table-column-properties style:rel-column-width="25644*"/>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Lonelog: Solo Wargaming Add-on</text:p>
      <text:p text:style-name="Subtitle">Notation for Units, Battles, and Campaigns</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solo-wargaming-add-on"/>Solo Wargaming Add-on<text:bookmark-end text:name="solo-wargaming-add-on"/></text:h>
      <text:h text:style-name="Heading_20_2" text:outline-level="2"><text:bookmark-start text:name="overview"/>Overview<text:bookmark-end text:name="overview"/></text:h>
      <text:p text:style-name="First_20_paragraph">Core Lonelog handles personal-scale play well. The Combat Add-on pushes that further into tactical encounters — individual combatants, initiative rounds, hit points. But its FAQ is explicit: mass battles, vehicle combat, and army-scale action are beyond its scope.</text:p>
      <text:p text:style-name="Text_20_body">Wargaming sessions break that scope on almost every front. Instead of tracking one character’s 12 hit points, you are tracking a unit of twelve soldiers whose morale is cracking under fire. Instead of initiative rounds lasting six seconds, you are logging turns that represent minutes of maneuvering. Instead of a single encounter, you may play out a scenario with objectives, deployment zones, a turn limit, and a campaign consequence riding on the result.</text:p>
      <text:p text:style-name="Text_20_body">This add-on provides the notation layer that bridges those gaps. It introduces unit-level tags, battle structure blocks, a turn marker distinct from the Combat Add-on’s rounds, and a campaign state block for tracking warbands and forces between sessions. The same system works at skirmish scale — ten models in a ruined city quarter — and at lance scale, where a BattleMech’s armor grid is the thing being tracked.</text:p>
      <text:p text:style-name="Text_20_body"><text:span text:style-name="T1">When core notation is enough:</text:span> A single fight that resolves in a few rolls does not need this add-on. Core Lonelog plus the Combat Add-on handles that. Reach for this add-on when you need turn-by-turn unit activation, scenario structure, casualty tracking at the unit level, or campaign progression for warbands and forces.</text:p>
      <text:p text:style-name="Text_20_body"><text:span text:style-name="T1">When not to use:</text:span> If your wargame session is essentially one tactical encounter between individual named characters, the Combat Add-on alone is sufficient. This add-on is for sessions where the unit — not the individual — is the mechanical atom of play.</text:p>
      <text:p text:style-name="Horizontal_20_Line"/>
      <text:h text:style-name="Heading_20_3" text:outline-level="3"><text:bookmark-start text:name="what-this-add-on-adds"/>What This Add-on Adds<text:bookmark-end text:name="what-this-add-on-add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ddition</text:p>
            </table:table-cell>
            <table:table-cell table:style-name="TableHeaderRowCell" office:value-type="string">
              <text:p text:style-name="Table_20_Heading">Purpose</text:p>
            </table:table-cell>
            <table:table-cell table:style-name="TableHeaderRowCell" office:value-type="string">
              <text:p text:style-name="Table_20_Heading">Example in a log</text:p>
            </table:table-cell>
          </table:table-row>
        </table:table-header-rows>
        <table:table-row>
          <table:table-cell table:style-name="TableRowCell" office:value-type="string">
            <text:p text:style-name="Table_20_Contents"><text:span text:style-name="Source_Text">[Unit:Name\|size\|stats\|status]</text:span></text:p>
          </table:table-cell>
          <table:table-cell table:style-name="TableRowCell" office:value-type="string">
            <text:p text:style-name="Table_20_Contents">Track a military unit’s state through a battle</text:p>
          </table:table-cell>
          <table:table-cell table:style-name="TableRowCell" office:value-type="string">
            <text:p text:style-name="Table_20_Contents"><text:span text:style-name="Source_Text">[Unit:Ironclad Rifles\|×12\|Morale 8\|Fresh]</text:span></text:p>
          </table:table-cell>
        </table:table-row>
        <table:table-row>
          <table:table-cell table:style-name="TableRowCell" office:value-type="string">
            <text:p text:style-name="Table_20_Contents"><text:span text:style-name="Source_Text">[Force:Name\|commander\|strength\|objective]</text:span></text:p>
          </table:table-cell>
          <table:table-cell table:style-name="TableRowCell" office:value-type="string">
            <text:p text:style-name="Table_20_Contents">Optional: record overall force composition and goal</text:p>
          </table:table-cell>
          <table:table-cell table:style-name="TableRowCell" office:value-type="string">
            <text:p text:style-name="Table_20_Contents"><text:span text:style-name="Source_Text">[Force:Reiklanders\|Captain Streng\|3 units\|Raid]</text:span></text:p>
          </table:table-cell>
        </table:table-row>
        <table:table-row>
          <table:table-cell table:style-name="TableRowCell" office:value-type="string">
            <text:p text:style-name="Table_20_Contents"><text:span text:style-name="Source_Text">[BATTLE]</text:span> / <text:span text:style-name="Source_Text">[/BATTLE]</text:span></text:p>
          </table:table-cell>
          <table:table-cell table:style-name="TableRowCell" office:value-type="string">
            <text:p text:style-name="Table_20_Contents">Delimit a wargame battle within a session</text:p>
          </table:table-cell>
          <table:table-cell table:style-name="TableRowCell" office:value-type="string">
            <text:p text:style-name="Table_20_Contents"><text:span text:style-name="Source_Text">[BATTLE] ... [/BATTLE]</text:span></text:p>
          </table:table-cell>
        </table:table-row>
        <table:table-row>
          <table:table-cell table:style-name="TableRowCell" office:value-type="string">
            <text:p text:style-name="Table_20_Contents"><text:span text:style-name="Source_Text">Tn#</text:span> turn markers</text:p>
          </table:table-cell>
          <table:table-cell table:style-name="TableRowCell" office:value-type="string">
            <text:p text:style-name="Table_20_Contents">Separate unit-scale game turns within a battle</text:p>
          </table:table-cell>
          <table:table-cell table:style-name="TableRowCell" office:value-type="string">
            <text:p text:style-name="Table_20_Contents"><text:span text:style-name="Source_Text">Tn1</text:span>, <text:span text:style-name="Source_Text">Tn2</text:span>, <text:span text:style-name="Source_Text">Tn3</text:span></text:p>
          </table:table-cell>
        </table:table-row>
        <table:table-row>
          <table:table-cell table:style-name="TableRowCell" office:value-type="string">
            <text:p text:style-name="Table_20_Contents">Location armor fields</text:p>
          </table:table-cell>
          <table:table-cell table:style-name="TableRowCell" office:value-type="string">
            <text:p text:style-name="Table_20_Contents">Track mech/vehicle armor by hit location</text:p>
          </table:table-cell>
          <table:table-cell table:style-name="TableRowCell" office:value-type="string">
            <text:p text:style-name="Table_20_Contents"><text:span text:style-name="Source_Text">[Unit:Atlas\|Armor CT22/RT18/LT18]</text:span></text:p>
          </table:table-cell>
        </table:table-row>
        <table:table-row>
          <table:table-cell table:style-name="TableRowCell" office:value-type="string">
            <text:p text:style-name="Table_20_Contents"><text:span text:style-name="Source_Text">[CAMPAIGN]</text:span> / <text:span text:style-name="Source_Text">[/CAMPAIGN]</text:span></text:p>
          </table:table-cell>
          <table:table-cell table:style-name="TableRowCell" office:value-type="string">
            <text:p text:style-name="Table_20_Contents">Record warband or force state between sessions</text:p>
          </table:table-cell>
          <table:table-cell table:style-name="TableRowCell" office:value-type="string">
            <text:p text:style-name="Table_20_Contents"><text:span text:style-name="Source_Text">[CAMPAIGN] ... [/CAMPAIGN]</text:span></text:p>
          </table:table-cell>
        </table:table-row>
      </table:table>
      <text:p text:style-name="First_20_paragraph"><text:span text:style-name="T1">No new core symbols.</text:span> Unit activations use <text:span text:style-name="Source_Text">@(Unit Name)</text:span> — the established actor attribution convention. This add-on introduces no additions to <text:span text:style-name="Source_Text">@</text:span>, <text:span text:style-name="Source_Text">?</text:span>, <text:span text:style-name="Source_Text">d:</text:span>, <text:span text:style-name="Source_Text">-&gt;</text:span>, or <text:span text:style-name="Source_Text">=&gt;</text:span>.</text:p>
      <text:p text:style-name="Horizontal_20_Line"/>
      <text:h text:style-name="Heading_20_3" text:outline-level="3"><text:bookmark-start text:name="design-principles"/>Design Principles<text:bookmark-end text:name="design-principles"/></text:h>
      <text:p text:style-name="First_20_paragraph"><text:span text:style-name="T1">Units, not individuals.</text:span> A unit tag tracks aggregate state — model count, morale, status — not individual wounds. When a unit of twelve soldiers takes casualties, update the count. Individuals matter only when they have names and mechanical distinctions: a named hero, a mech pilot, a warband captain.</text:p>
      <text:p text:style-name="Text_20_body"><text:span text:style-name="T1">Scale to complexity.</text:span> A two-unit skirmish needs less notation than a six-turn battle with eight units per side. Use only as much structure as the scenario demands. The <text:span text:style-name="Source_Text">[BATTLE]</text:span> block is optional for quick engagements; the <text:span text:style-name="Source_Text">[CAMPAIGN]</text:span> block is optional if you are playing a one-off.</text:p>
      <text:p text:style-name="Text_20_body"><text:span text:style-name="T1">Campaigns as persistent state.</text:span> A wargame campaign is a series of battles connected by consequence. The <text:span text:style-name="Source_Text">[CAMPAIGN]</text:span> block at the start and end of each session captures what has changed — casualties replaced, heroes advanced, treasure spent — so the next session begins with accurate state, not reconstructed state.</text:p>
      <text:p text:style-name="Text_20_body"><text:span text:style-name="T1">Activation follows action.</text:span> Unit activations are actions. They use <text:span text:style-name="Source_Text">@(Unit Name)</text:span> exactly as the Combat Add-on uses it for enemy actors in personal-scale fights. There is no new activation symbol; the question of <text:span text:style-name="T2">who acts</text:span> is the prefix, and the question of <text:span text:style-name="T2">what happens</text:span> follows from <text:span text:style-name="Source_Text">d:</text:span>, <text:span text:style-name="Source_Text">-&gt;</text:span>, and <text:span text:style-name="Source_Text">=&gt;</text:span> as normal.</text:p>
      <text:p text:style-name="Horizontal_20_Line"/>
      <text:h text:style-name="Heading_20_2" text:outline-level="2"><text:bookmark-start text:name="part-i-practical-reference"/>Part I: Practical Reference<text:bookmark-end text:name="part-i-practical-reference"/></text:h>
      <text:h text:style-name="Heading_20_3" text:outline-level="3"><text:bookmark-start text:name="how-a-wargame-session-fits-into-a-log"/>How a wargame session fits into a log<text:bookmark-end text:name="how-a-wargame-session-fits-into-a-log"/></text:h>
      <text:p text:style-name="First_20_paragraph">A wargame session typically contains one or more battles, each with a scenario (objectives, forces, special rules), several turns of activation and resolution, and a post-battle consequence block. The structure maps directly onto Lonelog’s existing session and scene framework.</text:p>
      <text:p text:style-name="P1">## Session 7 — The River Crossing</text:p>
      <text:p text:style-name="P2">*Date: 2026-04-05 | Duration: 2h | Scenes: S1*</text:p>
      <text:p text:style-name="P3"/>
      <text:p text:style-name="P4">[CAMPAIGN]</text:p>
      <text:p text:style-name="P5">[Force:Ironclad Company|Colonel Vane|3 units|Hold the bridge]</text:p>
      <text:p text:style-name="P6">[Unit:Rifles|×12|Morale 8|Fresh]</text:p>
      <text:p text:style-name="P7">[Unit:Cavalry|×6|Morale 7|Fresh]</text:p>
      <text:p text:style-name="P8">[Unit:Artillery|×4|Morale 6|Fresh]</text:p>
      <text:p text:style-name="P9">[/CAMPAIGN]</text:p>
      <text:p text:style-name="P10"/>
      <text:p text:style-name="P11">### S1 *Broken bridge, dawn*</text:p>
      <text:p text:style-name="P12"/>
      <text:p text:style-name="P13">[BATTLE]</text:p>
      <text:p text:style-name="P14">[Scenario:Hold the Line|Deny bridge 6 turns|Turn limit 8]</text:p>
      <text:p text:style-name="P15">[Unit:Raider Infantry|×15|Morale 6|Fresh|road approach]</text:p>
      <text:p text:style-name="P16">[Unit:Raider Skirmishers|×8|Morale 5|Fresh|left flank]</text:p>
      <text:p text:style-name="P17"/>
      <text:p text:style-name="P18">Tn1</text:p>
      <text:p text:style-name="P19">@(Raider Skirmishers) Advance through woods</text:p>
      <text:p text:style-name="P20">@(Rifles) Hold position, volley fire</text:p>
      <text:p text:style-name="P21">d: Shooting 2d6=9 vs TN 7 -&gt; Hit</text:p>
      <text:p text:style-name="P22">=&gt; [Unit:Raider Skirmishers|×6|wavering]</text:p>
      <text:p text:style-name="P23"/>
      <text:p text:style-name="P24">Tn2</text:p>
      <text:p text:style-name="P25">d: Morale 2d6=11 vs Morale 5 -&gt; Broken</text:p>
      <text:p text:style-name="P26">=&gt; [Unit:Raider Skirmishers|×6|broken|fleeing]</text:p>
      <text:p text:style-name="P27"/>
      <text:p text:style-name="P28">[/BATTLE]</text:p>
      <text:p text:style-name="P29">=&gt; Bridge held. Raiders withdrew after two turns.</text:p>
      <text:p text:style-name="P30"/>
      <text:p text:style-name="P31">[CAMPAIGN]</text:p>
      <text:p text:style-name="P32">[Unit:Rifles|×11|Morale 8|Fresh] (one casualty)</text:p>
      <text:p text:style-name="P33">[/CAMPAIGN]</text:p>
      <text:p text:style-name="First_20_paragraph">The <text:span text:style-name="Source_Text">[CAMPAIGN]</text:span> blocks bookend the battle: the opening block establishes entering state, the closing block records what changed.</text:p>
      <text:p text:style-name="Horizontal_20_Line"/>
      <text:h text:style-name="Heading_20_3" text:outline-level="3"><text:bookmark-start text:name="the-building-blocks-at-a-glance"/>The building blocks at a glance<text:bookmark-end text:name="the-building-blocks-at-a-glance"/></text:h>
      <text:p text:style-name="First_20_paragraph"><text:span text:style-name="T1">Activating a unit — player’s force:</text:span></text:p>
      <text:p text:style-name="P34">@ Advance the Rifles to the hedgerow</text:p>
      <text:p text:style-name="P35">=&gt; [Unit:Rifles|×12|at hedgerow|Fresh]</text:p>
      <text:p text:style-name="First_20_paragraph"><text:span text:style-name="T1">Activating a unit — opponent’s force:</text:span></text:p>
      <text:p text:style-name="P36">@(Raider Cavalry) Charge the Rifles' left flank</text:p>
      <text:p text:style-name="P37">d: Charge 2d6+2=11 vs TN 9 -&gt; Hit</text:p>
      <text:p text:style-name="P38">=&gt; [Unit:Rifles|×10|wavering] [Unit:Raider Cavalry|×5|Engaged]</text:p>
      <text:p text:style-name="First_20_paragraph"><text:span text:style-name="T1">Morale test:</text:span></text:p>
      <text:p text:style-name="P39">d: Morale Rifles 2d6=8 vs Morale 8 -&gt; Steady</text:p>
      <text:p text:style-name="First_20_paragraph"><text:span text:style-name="T1">Casualty update:</text:span></text:p>
      <text:p text:style-name="P40">=&gt; [Unit:Rifles|×10|wavering]</text:p>
      <text:p text:style-name="First_20_paragraph"><text:span text:style-name="T1">Turn with phase annotations:</text:span></text:p>
      <text:p text:style-name="P41">Tn3 Move:</text:p>
      <text:p text:style-name="P42">@ Advance Rifles to the mill</text:p>
      <text:p text:style-name="P43">@(Raider Infantry) Move to the ford</text:p>
      <text:p text:style-name="P44"/>
      <text:p text:style-name="P45">Tn3 Shoot:</text:p>
      <text:p text:style-name="P46">@ Rifles fire on Raider Infantry</text:p>
      <text:p text:style-name="P47">d: Shooting 2d6=7 vs TN 7 -&gt; Partial</text:p>
      <text:p text:style-name="P48">=&gt; [Unit:Raider Infantry|×13|Morale 6|Steady]</text:p>
      <text:p text:style-name="P49"/>
      <text:p text:style-name="P50">Tn3 Combat:</text:p>
      <text:p text:style-name="P51">@(Raider Infantry) Press the ford crossing</text:p>
      <text:p text:style-name="P52">d: Melee 2d6+1=9 vs TN 8 -&gt; Hit</text:p>
      <text:p text:style-name="P53">=&gt; [Unit:Rifles|×9|wavering]</text:p>
      <text:p text:style-name="Horizontal_20_Line"/>
      <text:h text:style-name="Heading_20_2" text:outline-level="2"><text:bookmark-start text:name="battle-structure"/>1. Battle Structure<text:bookmark-end text:name="battle-structure"/></text:h>
      <text:h text:style-name="Heading_20_3" text:outline-level="3"><text:bookmark-start text:name="the-battle-block"/>The <text:span text:style-name="Source_Text">[BATTLE]</text:span> block<text:bookmark-end text:name="the-battle-block"/></text:h>
      <text:p text:style-name="First_20_paragraph">The <text:span text:style-name="Source_Text">[BATTLE]</text:span> block delimits a wargame engagement within a scene. It signals a shift into denser notation: unit tags, turn markers, activation logs. It is optional for quick fights but recommended whenever a battle runs more than two turns or involves more than two units per side.</text:p>
      <text:p text:style-name="Text_20_body"><text:span text:style-name="T1">Format:</text:span></text:p>
      <text:p text:style-name="P54">[BATTLE]</text:p>
      <text:p text:style-name="P55">[contents]</text:p>
      <text:p text:style-name="P56">[/BATTLE]</text:p>
      <text:p text:style-name="First_20_paragraph"><text:span text:style-name="T1">What goes inside a </text:span><text:span text:style-name="Source_Text">[BATTLE]</text:span><text:span text:style-name="T1"> block:</text:span></text:p>
      <text:list text:style-name="L1">
        <text:list-item>
          <text:p text:style-name="P57">Scenario line (objectives, turn limit, special rules)</text:p>
        </text:list-item>
        <text:list-item>
          <text:p text:style-name="P57">Force snapshots: <text:span text:style-name="Source_Text">[Force:]</text:span> tags if tracking overall forces</text:p>
        </text:list-item>
        <text:list-item>
          <text:p text:style-name="P57">Unit opening states: all units with their entering status</text:p>
        </text:list-item>
        <text:list-item>
          <text:p text:style-name="P57">Turn sequences: <text:span text:style-name="Source_Text">Tn#</text:span> markers, activations, rolls, consequences, tag updates</text:p>
        </text:list-item>
        <text:list-item>
          <text:p text:style-name="P57">Mid-battle state snapshots where useful</text:p>
        </text:list-item>
      </text:list>
      <text:p text:style-name="First_20_paragraph"><text:span text:style-name="T1">Opening snapshot — minimal:</text:span></text:p>
      <text:p text:style-name="P58">[BATTLE]</text:p>
      <text:p text:style-name="P59">[Scenario:Raid|Grab the loot|5 turns]</text:p>
      <text:p text:style-name="P60">[Unit:Warband×8|Morale 6|Fresh]</text:p>
      <text:p text:style-name="P61">[Unit:Defenders×6|Morale 7|Fresh]</text:p>
      <text:p text:style-name="First_20_paragraph"><text:span text:style-name="T1">Opening snapshot — expanded:</text:span></text:p>
      <text:p text:style-name="P62">[BATTLE]</text:p>
      <text:p text:style-name="P63">[Scenario:Wyrdstone Hunt|Collect 3+ shards before opponent|6 turns|Night: -1 to shooting]</text:p>
      <text:p text:style-name="P64">[Force:Reiklanders|Captain Streng|4 units|Objective]</text:p>
      <text:p text:style-name="P65">[Force:Skaven|Assassin (hidden)|3 units|Objective]</text:p>
      <text:p text:style-name="P66"/>
      <text:p text:style-name="P67">[Unit:Swordsmen|×3|Morale 7|Fresh|deployment zone A]</text:p>
      <text:p text:style-name="P68">[Unit:Marksmen|×2|Morale 7|Fresh|deployment zone A]</text:p>
      <text:p text:style-name="P69">[N:Captain Streng|WS4|Ld8|sword+pistol|Fresh]</text:p>
      <text:p text:style-name="P70">[Unit:Skaven Night Runners|×6|Morale 5|Fresh|deployment zone B]</text:p>
      <text:p text:style-name="P71">[Unit:Skaven Clanrats|×4|Morale 4|Fresh|deployment zone B]</text:p>
      <text:p text:style-name="P72">[N:Skaven Assassin|WS5|hidden]</text:p>
      <text:p text:style-name="First_20_paragraph"><text:span text:style-name="T1">When to close a block:</text:span> At the end of the engagement, when the scenario has resolved (objectives met, one side routed, turn limit reached). Close before writing the post-battle consequence.</text:p>
      <text:p text:style-name="Text_20_body"><text:span text:style-name="T1">Analog format:</text:span></text:p>
      <text:p text:style-name="P73">--- BATTLE ---</text:p>
      <text:p text:style-name="P74">[contents]</text:p>
      <text:p text:style-name="P75">--- END BATTLE ---</text:p>
      <text:h text:style-name="Heading_20_3" text:outline-level="3"><text:bookmark-start text:name="tn-turn-markers"/><text:span text:style-name="Source_Text">Tn#</text:span> turn markers<text:bookmark-end text:name="tn-turn-markers"/></text:h>
      <text:p text:style-name="First_20_paragraph"><text:span text:style-name="Source_Text">Tn#</text:span> marks army-scale game turns within a battle. It is explicitly distinct from the Combat Add-on’s <text:span text:style-name="Source_Text">Rd#</text:span> initiative rounds.</text:p>
      <text:p text:style-name="Text_20_body"><text:span text:style-name="Source_Text">Rd#</text:span><text:span text:style-name="T1"> vs </text:span><text:span text:style-name="Source_Text">Tn#</text:span><text:span text:style-name="T1">:</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Marker</text:p>
            </table:table-cell>
            <table:table-cell table:style-name="TableHeaderRowCell" office:value-type="string">
              <text:p text:style-name="Table_20_Heading">Add-on</text:p>
            </table:table-cell>
            <table:table-cell table:style-name="TableHeaderRowCell" office:value-type="string">
              <text:p text:style-name="Table_20_Heading">Scale</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Table_20_Contents"><text:span text:style-name="Source_Text">Rd#</text:span></text:p>
          </table:table-cell>
          <table:table-cell table:style-name="TableRowCell" office:value-type="string">
            <text:p text:style-name="Table_20_Contents">Combat</text:p>
          </table:table-cell>
          <table:table-cell table:style-name="TableRowCell" office:value-type="string">
            <text:p text:style-name="Table_20_Contents">Personal (individual initiative)</text:p>
          </table:table-cell>
          <table:table-cell table:style-name="TableRowCell" office:value-type="string">
            <text:p text:style-name="Table_20_Contents">~6 seconds game-time</text:p>
          </table:table-cell>
        </table:table-row>
        <table:table-row>
          <table:table-cell table:style-name="TableRowCell" office:value-type="string">
            <text:p text:style-name="Table_20_Contents"><text:span text:style-name="Source_Text">Tn#</text:span></text:p>
          </table:table-cell>
          <table:table-cell table:style-name="TableRowCell" office:value-type="string">
            <text:p text:style-name="Table_20_Contents">Wargaming</text:p>
          </table:table-cell>
          <table:table-cell table:style-name="TableRowCell" office:value-type="string">
            <text:p text:style-name="Table_20_Contents">Unit (activation turn)</text:p>
          </table:table-cell>
          <table:table-cell table:style-name="TableRowCell" office:value-type="string">
            <text:p text:style-name="Table_20_Contents">Minutes to an hour game-time</text:p>
          </table:table-cell>
        </table:table-row>
      </table:table>
      <text:p text:style-name="First_20_paragraph">Both can appear in the same log if a wargame session includes a personal-scale duel (see Cross-Add-on Interactions).</text:p>
      <text:p text:style-name="Text_20_body"><text:span text:style-name="T1">Phase annotations (optional):</text:span></text:p>
      <text:p text:style-name="Text_20_body">Many wargame systems divide turns into phases. Annotate with a suffix when the system makes phase order meaningful:</text:p>
      <text:p text:style-name="P76">Tn2 Move:</text:p>
      <text:p text:style-name="P77">Tn2 Shoot:</text:p>
      <text:p text:style-name="P78">Tn2 Combat:</text:p>
      <text:p text:style-name="P79">Tn2 Morale:</text:p>
      <text:p text:style-name="First_20_paragraph">Leave phases unannotated when activation is free-form or the system does not separate phases.</text:p>
      <text:p text:style-name="Text_20_body"><text:span text:style-name="T1">Turn counter example:</text:span></text:p>
      <text:p text:style-name="P80">Tn1</text:p>
      <text:p text:style-name="P81">@ Advance Rifles to hedge</text:p>
      <text:p text:style-name="P82">@(Raiders) Move up the road</text:p>
      <text:p text:style-name="P83"/>
      <text:p text:style-name="P84">Tn2</text:p>
      <text:p text:style-name="P85">@ Rifles fire volley</text:p>
      <text:p text:style-name="P86">d: Shooting 2d6=10 vs TN 7 -&gt; Hit</text:p>
      <text:p text:style-name="P87">=&gt; [Unit:Raiders|×13|Morale 6|Steady]</text:p>
      <text:p text:style-name="P88"/>
      <text:p text:style-name="P89">@(Raiders) Return fire</text:p>
      <text:p text:style-name="P90">d: Shooting 2d6=6 vs TN 8 -&gt; Miss</text:p>
      <text:p text:style-name="P91"/>
      <text:p text:style-name="P92">Tn3</text:p>
      <text:p text:style-name="P93">@ Charge the raiders while they reload</text:p>
      <text:p text:style-name="P94">d: Charge 2d6+2=12 vs TN 9 -&gt; Hit, +1 attack</text:p>
      <text:p text:style-name="Horizontal_20_Line"/>
      <text:h text:style-name="Heading_20_2" text:outline-level="2"><text:bookmark-start text:name="unit-tracking"/>2. Unit Tracking<text:bookmark-end text:name="unit-tracking"/></text:h>
      <text:p text:style-name="First_20_paragraph">The <text:span text:style-name="Source_Text">[Unit:]</text:span> tag is the core of this add-on. It records the mechanical state of a military unit — not a named individual, but a group acting as a single mechanical entity.</text:p>
      <text:p text:style-name="Text_20_body"><text:span text:style-name="T1">Format:</text:span></text:p>
      <text:p text:style-name="P95">[Unit:Name|size|stats|position|status]</text:p>
      <text:p text:style-name="First_20_paragraph"><text:span text:style-name="T1">Fields:</text:span></text:p>
      <text:list text:style-name="L2">
        <text:list-item>
          <text:p text:style-name="P96"><text:span text:style-name="Source_Text">Name</text:span> — unit identifier (regiment name, unit type, or custom label)</text:p>
        </text:list-item>
        <text:list-item>
          <text:p text:style-name="P96"><text:span text:style-name="Source_Text">size</text:span> — model count <text:span text:style-name="Source_Text">×N</text:span>, or abstract: <text:span text:style-name="Source_Text">full</text:span>, <text:span text:style-name="Source_Text">half</text:span>, <text:span text:style-name="Source_Text">depleted</text:span></text:p>
        </text:list-item>
        <text:list-item>
          <text:p text:style-name="P96"><text:span text:style-name="Source_Text">stats</text:span> — one or more key values separated by <text:span text:style-name="Source_Text">|</text:span>: <text:span text:style-name="Source_Text">Morale 7</text:span>, <text:span text:style-name="Source_Text">WS3</text:span>, <text:span text:style-name="Source_Text">Move 6</text:span></text:p>
        </text:list-item>
        <text:list-item>
          <text:p text:style-name="P96"><text:span text:style-name="Source_Text">position</text:span> — optional terrain reference: <text:span text:style-name="Source_Text">at hedge</text:span>, <text:span text:style-name="Source_Text">road-&gt;ridge</text:span>, <text:span text:style-name="Source_Text">C4</text:span></text:p>
        </text:list-item>
        <text:list-item>
          <text:p text:style-name="P96"><text:span text:style-name="Source_Text">status</text:span> — current state (see status vocabulary below)</text:p>
        </text:list-item>
      </text:list>
      <text:p text:style-name="First_20_paragraph"><text:span text:style-name="T1">Examples:</text:span></text:p>
      <text:p text:style-name="P97">[Unit:Ironclad Rifles|×12|Morale 8|Fresh]</text:p>
      <text:p text:style-name="P98">[Unit:Skeleton Warriors|×8|Morale 4|Fresh|at bridge]</text:p>
      <text:p text:style-name="P99">[Unit:Cavalry Screen|×6|Morale 7|at ridge|Engaged]</text:p>
      <text:p text:style-name="P100">[Unit:Artillery Battery|×4|Morale 6|rear|Pinned]</text:p>
      <text:h text:style-name="Heading_20_3" text:outline-level="3"><text:bookmark-start text:name="status-vocabulary"/>Status vocabulary<text:bookmark-end text:name="status-vocabulary"/></text:h>
      <table:table table:name="Table3" table:style-name="Table3">
        <table:table-column table:style-name="Table3.A"/>
        <table:table-column table:style-name="Table3.B"/>
        <table:table-header-rows>
          <table:table-row>
            <table:table-cell table:style-name="TableHeaderRowCell" office:value-type="string">
              <text:p text:style-name="Table_20_Heading">Status</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Fresh</text:span></text:p>
          </table:table-cell>
          <table:table-cell table:style-name="TableRowCell" office:value-type="string">
            <text:p text:style-name="Table_20_Contents">At full effectiveness, no stress</text:p>
          </table:table-cell>
        </table:table-row>
        <table:table-row>
          <table:table-cell table:style-name="TableRowCell" office:value-type="string">
            <text:p text:style-name="Table_20_Contents"><text:span text:style-name="Source_Text">Steady</text:span></text:p>
          </table:table-cell>
          <table:table-cell table:style-name="TableRowCell" office:value-type="string">
            <text:p text:style-name="Table_20_Contents">Tested and holding; no mechanical penalty unless system specifies</text:p>
          </table:table-cell>
        </table:table-row>
        <table:table-row>
          <table:table-cell table:style-name="TableRowCell" office:value-type="string">
            <text:p text:style-name="Table_20_Contents"><text:span text:style-name="Source_Text">Wavering</text:span></text:p>
          </table:table-cell>
          <table:table-cell table:style-name="TableRowCell" office:value-type="string">
            <text:p text:style-name="Table_20_Contents">Morale threatened; one failed test from breaking</text:p>
          </table:table-cell>
        </table:table-row>
        <table:table-row>
          <table:table-cell table:style-name="TableRowCell" office:value-type="string">
            <text:p text:style-name="Table_20_Contents"><text:span text:style-name="Source_Text">Broken</text:span></text:p>
          </table:table-cell>
          <table:table-cell table:style-name="TableRowCell" office:value-type="string">
            <text:p text:style-name="Table_20_Contents">Failed morale; withdrawing or fleeing</text:p>
          </table:table-cell>
        </table:table-row>
        <table:table-row>
          <table:table-cell table:style-name="TableRowCell" office:value-type="string">
            <text:p text:style-name="Table_20_Contents"><text:span text:style-name="Source_Text">Routed</text:span></text:p>
          </table:table-cell>
          <table:table-cell table:style-name="TableRowCell" office:value-type="string">
            <text:p text:style-name="Table_20_Contents">Fully fled the field; removed from play</text:p>
          </table:table-cell>
        </table:table-row>
        <table:table-row>
          <table:table-cell table:style-name="TableRowCell" office:value-type="string">
            <text:p text:style-name="Table_20_Contents"><text:span text:style-name="Source_Text">Rallied</text:span></text:p>
          </table:table-cell>
          <table:table-cell table:style-name="TableRowCell" office:value-type="string">
            <text:p text:style-name="Table_20_Contents">Recovered from Broken; back in play but may have reduced stats</text:p>
          </table:table-cell>
        </table:table-row>
        <table:table-row>
          <table:table-cell table:style-name="TableRowCell" office:value-type="string">
            <text:p text:style-name="Table_20_Contents"><text:span text:style-name="Source_Text">Pinned</text:span></text:p>
          </table:table-cell>
          <table:table-cell table:style-name="TableRowCell" office:value-type="string">
            <text:p text:style-name="Table_20_Contents">Cannot advance; may still shoot</text:p>
          </table:table-cell>
        </table:table-row>
        <table:table-row>
          <table:table-cell table:style-name="TableRowCell" office:value-type="string">
            <text:p text:style-name="Table_20_Contents"><text:span text:style-name="Source_Text">Engaged</text:span></text:p>
          </table:table-cell>
          <table:table-cell table:style-name="TableRowCell" office:value-type="string">
            <text:p text:style-name="Table_20_Contents">In melee contact with enemy unit</text:p>
          </table:table-cell>
        </table:table-row>
        <table:table-row>
          <table:table-cell table:style-name="TableRowCell" office:value-type="string">
            <text:p text:style-name="Table_20_Contents"><text:span text:style-name="Source_Text">Exhausted</text:span></text:p>
          </table:table-cell>
          <table:table-cell table:style-name="TableRowCell" office:value-type="string">
            <text:p text:style-name="Table_20_Contents">Moved and fought; no further actions this turn</text:p>
          </table:table-cell>
        </table:table-row>
      </table:table>
      <text:p text:style-name="First_20_paragraph">These are defaults. Your system may use different terms — substitute freely, or add system-specific states inline.</text:p>
      <text:h text:style-name="Heading_20_3" text:outline-level="3"><text:bookmark-start text:name="tracking-casualties"/>Tracking casualties<text:bookmark-end text:name="tracking-casualties"/></text:h>
      <text:p text:style-name="First_20_paragraph">Update the size field when a unit takes casualties. The previous value is not preserved in the tag (it lives in the log sequence):</text:p>
      <text:p text:style-name="P101">[Unit:Rifles|×12|Morale 8|Fresh] <text:s text:c="9"/>opening state</text:p>
      <text:p text:style-name="P102"/>
      <text:p text:style-name="P103">d: Enemy volley 2d6=8 vs TN 7 -&gt; Hit</text:p>
      <text:p text:style-name="P104">=&gt; [Unit:Rifles|×10|Morale 8|Steady] <text:s text:c="5"/>two casualties</text:p>
      <text:p text:style-name="First_20_paragraph">For significant losses that affect morale:</text:p>
      <text:p text:style-name="P105">=&gt; [Unit:Rifles|×8|wavering]</text:p>
      <text:p text:style-name="P106">d: Morale 2d6=9 vs Morale 8 -&gt; Steady</text:p>
      <text:p text:style-name="P107">=&gt; [Unit:Rifles|×8|Steady]</text:p>
      <text:p text:style-name="First_20_paragraph"><text:span text:style-name="T1">Abstract size</text:span> (when counting individual models is not the point):</text:p>
      <text:p text:style-name="P108">[Unit:Orc Mob|full|Morale 5|Fresh]</text:p>
      <text:p text:style-name="P109">=&gt; [Unit:Orc Mob|half|wavering]</text:p>
      <text:p text:style-name="P110">=&gt; [Unit:Orc Mob|depleted|broken]</text:p>
      <text:h text:style-name="Heading_20_3" text:outline-level="3"><text:bookmark-start text:name="formation-states"/>Formation states<text:bookmark-end text:name="formation-states"/></text:h>
      <text:p text:style-name="First_20_paragraph">Systems that track unit formation add it as a status or stat field:</text:p>
      <text:p text:style-name="P111">[Unit:Pikes|×16|Morale 7|Line|Fresh]</text:p>
      <text:p text:style-name="P112">[Unit:Muskets|×12|Morale 6|Column|Marching]</text:p>
      <text:p text:style-name="P113"/>
      <text:p text:style-name="P114">@ Form square against cavalry</text:p>
      <text:p text:style-name="P115">=&gt; [Unit:Muskets|×12|Morale 6|Square|Fresh]</text:p>
      <text:p text:style-name="First_20_paragraph">Common formation labels: <text:span text:style-name="Source_Text">Line</text:span>, <text:span text:style-name="Source_Text">Column</text:span>, <text:span text:style-name="Source_Text">Square</text:span>, <text:span text:style-name="Source_Text">Skirmish</text:span>, <text:span text:style-name="Source_Text">Wedge</text:span>, <text:span text:style-name="Source_Text">Dispersed</text:span>.</text:p>
      <text:h text:style-name="Heading_20_3" text:outline-level="3"><text:bookmark-start text:name="the-force-tag"/>The <text:span text:style-name="Source_Text">[Force:]</text:span> tag<text:bookmark-end text:name="the-force-tag"/></text:h>
      <text:p text:style-name="First_20_paragraph"><text:span text:style-name="Source_Text">[Force:]</text:span> is optional. Use it when you want to record the overall composition and objective of a named force — especially in campaigns where force identity persists across sessions.</text:p>
      <text:p text:style-name="Text_20_body"><text:span text:style-name="T1">Format:</text:span></text:p>
      <text:p text:style-name="P116">[Force:Name|commander|strength|objective]</text:p>
      <text:p text:style-name="First_20_paragraph"><text:span text:style-name="T1">Fields:</text:span></text:p>
      <text:list text:style-name="L3">
        <text:list-item>
          <text:p text:style-name="P117"><text:span text:style-name="Source_Text">Name</text:span> — force or army name</text:p>
        </text:list-item>
        <text:list-item>
          <text:p text:style-name="P117"><text:span text:style-name="Source_Text">commander</text:span> — named leader, if any</text:p>
        </text:list-item>
        <text:list-item>
          <text:p text:style-name="P117"><text:span text:style-name="Source_Text">strength</text:span> — number of units, or abstract: <text:span text:style-name="Source_Text">full</text:span>, <text:span text:style-name="Source_Text">reduced</text:span></text:p>
        </text:list-item>
        <text:list-item>
          <text:p text:style-name="P117"><text:span text:style-name="Source_Text">objective</text:span> — what this force is trying to accomplish in this battle</text:p>
        </text:list-item>
      </text:list>
      <text:p text:style-name="First_20_paragraph"><text:span text:style-name="T1">Examples:</text:span></text:p>
      <text:p text:style-name="P118">[Force:Ironclad Company|Colonel Vane|3 units|Hold the bridge]</text:p>
      <text:p text:style-name="P119">[Force:Jade Falcon Scout Lance|Mechwarrior Roshak|4 mechs|Intercept]</text:p>
      <text:p text:style-name="First_20_paragraph">Leave <text:span text:style-name="Source_Text">[Force:]</text:span> out entirely for one-off scenarios with no campaign context.</text:p>
      <text:p text:style-name="Horizontal_20_Line"/>
      <text:h text:style-name="Heading_20_2" text:outline-level="2"><text:bookmark-start text:name="scenario-setup"/>3. Scenario Setup<text:bookmark-end text:name="scenario-setup"/></text:h>
      <text:p text:style-name="First_20_paragraph">Scenarios give battles their stakes and structure: objectives, turn limits, deployment conditions, and special rules. Record these at the opening of the <text:span text:style-name="Source_Text">[BATTLE]</text:span> block.</text:p>
      <text:p text:style-name="Text_20_body"><text:span text:style-name="T1">Format:</text:span></text:p>
      <text:p text:style-name="P120">[Scenario:Name|objective|turn limit|special rules]</text:p>
      <text:p text:style-name="First_20_paragraph"><text:span text:style-name="T1">Fields:</text:span></text:p>
      <text:list text:style-name="L4">
        <text:list-item>
          <text:p text:style-name="P121"><text:span text:style-name="Source_Text">Name</text:span> — scenario title or identifier</text:p>
        </text:list-item>
        <text:list-item>
          <text:p text:style-name="P121"><text:span text:style-name="Source_Text">objective</text:span> — victory condition</text:p>
        </text:list-item>
        <text:list-item>
          <text:p text:style-name="P121"><text:span text:style-name="Source_Text">turn limit</text:span> — number of turns, if applicable</text:p>
        </text:list-item>
        <text:list-item>
          <text:p text:style-name="P121"><text:span text:style-name="Source_Text">special rules</text:span> — weather, night, terrain effects, or other modifiers (optional)</text:p>
        </text:list-item>
      </text:list>
      <text:p text:style-name="First_20_paragraph"><text:span text:style-name="T1">Examples — minimal:</text:span></text:p>
      <text:p text:style-name="P122">[Scenario:Breakthrough|Exit 2+ units south|10 turns]</text:p>
      <text:p text:style-name="P123">[Scenario:Wyrdstone Hunt|Collect 3 shards|6 turns]</text:p>
      <text:p text:style-name="P124">[Scenario:Last Stand|Survive 5 turns|5 turns]</text:p>
      <text:p text:style-name="First_20_paragraph"><text:span text:style-name="T1">Examples — expanded:</text:span></text:p>
      <text:p text:style-name="P125">[Scenario:Raid on the Mill</text:p>
      <text:p text:style-name="P126"><text:s text:c="2"/>| Destroy the mill (requires 1 turn adjacent) OR steal 2+ supply crates</text:p>
      <text:p text:style-name="P127"><text:s text:c="2"/>| 7 turns</text:p>
      <text:p text:style-name="P128"><text:s text:c="2"/>| Night fight: shooting -1 TN beyond 12"</text:p>
      <text:p text:style-name="P129"><text:s text:c="2"/>| Reinforcements: defender roll d6 each turn, arrive on 6+</text:p>
      <text:p text:style-name="P130">]</text:p>
      <text:p text:style-name="First_20_paragraph"><text:span text:style-name="T1">Recording victory and defeat:</text:span></text:p>
      <text:p text:style-name="Text_20_body">The scenario outcome goes in the <text:span text:style-name="Source_Text">=&gt;</text:span> line after <text:span text:style-name="Source_Text">[/BATTLE]</text:span>:</text:p>
      <text:p text:style-name="P131">[/BATTLE]</text:p>
      <text:p text:style-name="P132">=&gt; Victory: 2 shards collected, warband withdrew intact.</text:p>
      <text:p text:style-name="P133">=&gt; [Thread:Campaign for the Merchant Quarter|Advantage: Reiklanders]</text:p>
      <text:p text:style-name="Horizontal_20_Line"/>
      <text:h text:style-name="Heading_20_2" text:outline-level="2"><text:bookmark-start text:name="campaign-tracking"/>4. Campaign Tracking<text:bookmark-end text:name="campaign-tracking"/></text:h>
      <text:p text:style-name="First_20_paragraph">A wargame campaign is the story that connects battles. Between sessions, warbands grow (or shrink), heroes advance (or suffer lasting injuries), and forces repair, reinforce, or consolidate. The <text:span text:style-name="Source_Text">[CAMPAIGN]</text:span> block captures this state.</text:p>
      <text:h text:style-name="Heading_20_3" text:outline-level="3"><text:bookmark-start text:name="the-campaign-block"/>The <text:span text:style-name="Source_Text">[CAMPAIGN]</text:span> block<text:bookmark-end text:name="the-campaign-block"/></text:h>
      <text:p text:style-name="First_20_paragraph">Use <text:span text:style-name="Source_Text">[CAMPAIGN]</text:span> blocks at session boundaries — once at the start of a session to establish entering state, and once at the end to record what changed.</text:p>
      <text:p text:style-name="Text_20_body"><text:span text:style-name="T1">Format:</text:span></text:p>
      <text:p text:style-name="P134">[CAMPAIGN]</text:p>
      <text:p text:style-name="P135">[contents]</text:p>
      <text:p text:style-name="P136">[/CAMPAIGN]</text:p>
      <text:p text:style-name="First_20_paragraph"><text:span text:style-name="T1">What goes inside:</text:span></text:p>
      <text:list text:style-name="L5">
        <text:list-item>
          <text:p text:style-name="P137"><text:span text:style-name="Source_Text">[Force:]</text:span> tags for named forces</text:p>
        </text:list-item>
        <text:list-item>
          <text:p text:style-name="P137"><text:span text:style-name="Source_Text">[Unit:]</text:span> tags for units with experience or persistent state</text:p>
        </text:list-item>
        <text:list-item>
          <text:p text:style-name="P137"><text:span text:style-name="Source_Text">[N:]</text:span> or <text:span text:style-name="Source_Text">[PC:]</text:span> tags for named heroes, leaders, or pilots</text:p>
        </text:list-item>
        <text:list-item>
          <text:p text:style-name="P137"><text:span text:style-name="Source_Text">[Wealth:]</text:span> for treasury (delegates to Resource Tracking Add-on)</text:p>
        </text:list-item>
        <text:list-item>
          <text:p text:style-name="P137">Post-battle rolls and their results (injury tables, experience gains, reinforcement rolls)</text:p>
        </text:list-item>
      </text:list>
      <text:p text:style-name="First_20_paragraph"><text:span text:style-name="T1">Analog format:</text:span></text:p>
      <text:p text:style-name="P138">--- CAMPAIGN ---</text:p>
      <text:p text:style-name="P139">[contents]</text:p>
      <text:p text:style-name="P140">--- END CAMPAIGN ---</text:p>
      <text:h text:style-name="Heading_20_3" text:outline-level="3"><text:bookmark-start text:name="warband-progression-skirmish-scale"/>Warband progression (skirmish scale)<text:bookmark-end text:name="warband-progression-skirmish-scale"/></text:h>
      <text:p text:style-name="First_20_paragraph">For games like Mordheim, Frostgrave, or Rangers of Shadow Deep, the warband is the persistent entity. Named heroes are <text:span text:style-name="Source_Text">[N:]</text:span> or <text:span text:style-name="Source_Text">[PC:]</text:span> tags; unnamed units are <text:span text:style-name="Source_Text">[Unit:]</text:span> tags.</text:p>
      <text:p text:style-name="Text_20_body"><text:span text:style-name="T1">Entering state at session start:</text:span></text:p>
      <text:p text:style-name="P141">[CAMPAIGN]</text:p>
      <text:p text:style-name="P142">[Force:Reiklanders|Captain Streng|5 units|Active]</text:p>
      <text:p text:style-name="P143">[N:Captain Streng|sword+pistol|WS4|Ld8|6 XP|Fresh]</text:p>
      <text:p text:style-name="P144">[N:Champion Aldric|halberd|WS3|Ld7|3 XP|Fresh]</text:p>
      <text:p text:style-name="P145">[Unit:Swordsmen|×3|Exp 0|Fresh]</text:p>
      <text:p text:style-name="P146">[Unit:Marksmen|×2|Exp 2|Marksman skill]</text:p>
      <text:p text:style-name="P147">[Wealth:Gold 50gc]</text:p>
      <text:p text:style-name="P148">[/CAMPAIGN]</text:p>
      <text:p text:style-name="First_20_paragraph"><text:span text:style-name="T1">Post-battle update:</text:span></text:p>
      <text:p text:style-name="P149">[CAMPAIGN]</text:p>
      <text:p text:style-name="P150">d: Injury Streng 1d6=3 -&gt; Leg Wound (–1 Move next battle)</text:p>
      <text:p text:style-name="P151">[N:Captain Streng|Leg Wound|7 XP]</text:p>
      <text:p text:style-name="P152">[N:Champion Aldric|4 XP]</text:p>
      <text:p text:style-name="P153">d: XP advance Aldric 1d6=5 -&gt; New skill: Step Aside</text:p>
      <text:p text:style-name="P154">[N:Champion Aldric|Step Aside skill|4 XP]</text:p>
      <text:p text:style-name="P155">d: Income 1d6+2=7 -&gt; 7gc found</text:p>
      <text:p text:style-name="P156">[Wealth:Gold 50gc+7gc] =&gt; [Wealth:Gold 57gc]</text:p>
      <text:p text:style-name="P157">[Thread:The Haunted Quarter|Open] (Aldric spotted something in the ruins)</text:p>
      <text:p text:style-name="P158">[/CAMPAIGN]</text:p>
      <text:p text:style-name="First_20_paragraph"><text:span text:style-name="T1">Permanent injuries</text:span> use the <text:span text:style-name="Source_Text">[N:]</text:span> tag’s free fields:</text:p>
      <text:p text:style-name="P159">[N:Captain Streng|Old Battle Wound|-1 WS|8 XP]</text:p>
      <text:p text:style-name="P160">[N:Sergeant Voss|Lost Eye|Shooting -1|2 XP]</text:p>
      <text:p text:style-name="First_20_paragraph"><text:span text:style-name="T1">Hired swords and specialists</text:span> use <text:span text:style-name="Source_Text">[Unit:]</text:span> with a count of <text:span text:style-name="Source_Text">×1</text:span>:</text:p>
      <text:p text:style-name="P161">[Unit:Dwarf Troll Slayer|×1|Exp 3|Fearless|Fresh]</text:p>
      <text:h text:style-name="Heading_20_3" text:outline-level="3"><text:bookmark-start text:name="force-progression-larger-scale"/>Force progression (larger scale)<text:bookmark-end text:name="force-progression-larger-scale"/></text:h>
      <text:p text:style-name="First_20_paragraph">For campaign wargames at company scale or above, units accumulate experience, take losses, and require reinforcement or repair.</text:p>
      <text:p text:style-name="Text_20_body"><text:span text:style-name="T1">Opening state:</text:span></text:p>
      <text:p text:style-name="P162">[CAMPAIGN]</text:p>
      <text:p text:style-name="P163">[Force:Wolf's Dragoons Alpha Lance|Major Natasha|4 mechs|Full strength]</text:p>
      <text:p text:style-name="P164">[Unit:Atlas AS7-D|Pilot: Natasha|Armor CT30/RT25/LT25|Heat 0|Fresh]</text:p>
      <text:p text:style-name="P165">[Unit:Marauder MAD-3R|Pilot: Kell|Armor CT22/RT18/LT18|Heat 0|Fresh]</text:p>
      <text:p text:style-name="P166">[Unit:Wolverine WVR-6R|Pilot: Torres|Armor CT16/RT14/LT14|Heat 0|Fresh]</text:p>
      <text:p text:style-name="P167">[Unit:Jenner JR7-D|Pilot: Minh|Armor CT10/RT8/LT8|Heat 0|Fresh]</text:p>
      <text:p text:style-name="P168">[/CAMPAIGN]</text:p>
      <text:p text:style-name="First_20_paragraph"><text:span text:style-name="T1">Post-battle repair and status:</text:span></text:p>
      <text:p text:style-name="P169">[CAMPAIGN]</text:p>
      <text:p text:style-name="P170">[Unit:Atlas AS7-D|Armor CT8/RT25|needs repair: CT armor]</text:p>
      <text:p text:style-name="P171">d: Repair time 1d6 days=3 -&gt; Atlas operational in 3 days</text:p>
      <text:p text:style-name="P172">[Unit:Marauder MAD-3R|Armor CT22/RT18|Fresh]</text:p>
      <text:p text:style-name="P173">[Unit:Wolverine WVR-6R|Armor CT16/RT6|needs repair: RT armor]</text:p>
      <text:p text:style-name="P174">[Unit:Jenner JR7-D|Pilot: Minh|ejected|mech salvageable]</text:p>
      <text:p text:style-name="P175">d: Pilot injury 1d6=2 -&gt; Bruised: Minh out 2 days</text:p>
      <text:p text:style-name="P176">[N:Minh|bruised|out 2 days]</text:p>
      <text:p text:style-name="P177">[/CAMPAIGN]</text:p>
      <text:p text:style-name="Horizontal_20_Line"/>
      <text:h text:style-name="Heading_20_2" text:outline-level="2"><text:bookmark-start text:name="vehicles-and-mechs"/>5. Vehicles and Mechs<text:bookmark-end text:name="vehicles-and-mechs"/></text:h>
      <text:p text:style-name="First_20_paragraph">Vehicle and mech systems track armor, damage, and in many systems heat — none of which map cleanly to a hit point count. This section adapts the <text:span text:style-name="Source_Text">[Unit:]</text:span> tag for that purpose.</text:p>
      <text:h text:style-name="Heading_20_3" text:outline-level="3"><text:bookmark-start text:name="location-based-armor"/>Location-based armor<text:bookmark-end text:name="location-based-armor"/></text:h>
      <text:p text:style-name="First_20_paragraph">For systems that track armor by hit location (Battletech, many historical naval games), use the <text:span text:style-name="Source_Text">[Unit:]</text:span> tag with a dedicated <text:span text:style-name="Source_Text">Armor</text:span> field listing locations in order:</text:p>
      <text:p text:style-name="Text_20_body"><text:span text:style-name="T1">Battletech location abbreviations:</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Code</text:p>
            </table:table-cell>
            <table:table-cell table:style-name="TableHeaderRowCell" office:value-type="string">
              <text:p text:style-name="Table_20_Heading">Location</text:p>
            </table:table-cell>
          </table:table-row>
        </table:table-header-rows>
        <table:table-row>
          <table:table-cell table:style-name="TableRowCell" office:value-type="string">
            <text:p text:style-name="Table_20_Contents"><text:span text:style-name="Source_Text">CT</text:span></text:p>
          </table:table-cell>
          <table:table-cell table:style-name="TableRowCell" office:value-type="string">
            <text:p text:style-name="Table_20_Contents">Center Torso</text:p>
          </table:table-cell>
        </table:table-row>
        <table:table-row>
          <table:table-cell table:style-name="TableRowCell" office:value-type="string">
            <text:p text:style-name="Table_20_Contents"><text:span text:style-name="Source_Text">RT</text:span></text:p>
          </table:table-cell>
          <table:table-cell table:style-name="TableRowCell" office:value-type="string">
            <text:p text:style-name="Table_20_Contents">Right Torso</text:p>
          </table:table-cell>
        </table:table-row>
        <table:table-row>
          <table:table-cell table:style-name="TableRowCell" office:value-type="string">
            <text:p text:style-name="Table_20_Contents"><text:span text:style-name="Source_Text">LT</text:span></text:p>
          </table:table-cell>
          <table:table-cell table:style-name="TableRowCell" office:value-type="string">
            <text:p text:style-name="Table_20_Contents">Left Torso</text:p>
          </table:table-cell>
        </table:table-row>
        <table:table-row>
          <table:table-cell table:style-name="TableRowCell" office:value-type="string">
            <text:p text:style-name="Table_20_Contents"><text:span text:style-name="Source_Text">RA</text:span></text:p>
          </table:table-cell>
          <table:table-cell table:style-name="TableRowCell" office:value-type="string">
            <text:p text:style-name="Table_20_Contents">Right Arm</text:p>
          </table:table-cell>
        </table:table-row>
        <table:table-row>
          <table:table-cell table:style-name="TableRowCell" office:value-type="string">
            <text:p text:style-name="Table_20_Contents"><text:span text:style-name="Source_Text">LA</text:span></text:p>
          </table:table-cell>
          <table:table-cell table:style-name="TableRowCell" office:value-type="string">
            <text:p text:style-name="Table_20_Contents">Left Arm</text:p>
          </table:table-cell>
        </table:table-row>
        <table:table-row>
          <table:table-cell table:style-name="TableRowCell" office:value-type="string">
            <text:p text:style-name="Table_20_Contents"><text:span text:style-name="Source_Text">RL</text:span></text:p>
          </table:table-cell>
          <table:table-cell table:style-name="TableRowCell" office:value-type="string">
            <text:p text:style-name="Table_20_Contents">Right Leg</text:p>
          </table:table-cell>
        </table:table-row>
        <table:table-row>
          <table:table-cell table:style-name="TableRowCell" office:value-type="string">
            <text:p text:style-name="Table_20_Contents"><text:span text:style-name="Source_Text">LL</text:span></text:p>
          </table:table-cell>
          <table:table-cell table:style-name="TableRowCell" office:value-type="string">
            <text:p text:style-name="Table_20_Contents">Left Leg</text:p>
          </table:table-cell>
        </table:table-row>
        <table:table-row>
          <table:table-cell table:style-name="TableRowCell" office:value-type="string">
            <text:p text:style-name="Table_20_Contents"><text:span text:style-name="Source_Text">HD</text:span></text:p>
          </table:table-cell>
          <table:table-cell table:style-name="TableRowCell" office:value-type="string">
            <text:p text:style-name="Table_20_Contents">Head</text:p>
          </table:table-cell>
        </table:table-row>
      </table:table>
      <text:p text:style-name="First_20_paragraph"><text:span text:style-name="T1">Format:</text:span></text:p>
      <text:p text:style-name="P178">[Unit:Name|Armor CT#/RT#/LT#/RA#/LA#/RL#/LL#|Heat 0|status]</text:p>
      <text:p text:style-name="First_20_paragraph"><text:span text:style-name="T1">Examples:</text:span></text:p>
      <text:p text:style-name="P179">[Unit:Atlas AS7-D|Armor CT30/RT25/LT25/RA20/LA20/RL28/LL28|Heat 0|Fresh]</text:p>
      <text:p text:style-name="P180">[Unit:Summoner Prime|Armor CT22/RT18/LT18/RA16/LA16/RL20/LL20|Heat 0|Fresh]</text:p>
      <text:p text:style-name="P181">[Unit:Jenner JR7-D|Armor CT10/RT8/LT8/RA4/LA4/RL10/LL10|Heat 0|Fresh]</text:p>
      <text:p text:style-name="First_20_paragraph">You do not need to list all locations if your session only tracks a subset. List what matters for your system.</text:p>
      <text:h text:style-name="Heading_20_3" text:outline-level="3"><text:bookmark-start text:name="damage-notation"/>Damage notation<text:bookmark-end text:name="damage-notation"/></text:h>
      <text:p text:style-name="First_20_paragraph">Record armor reduction inline during the battle sequence. The shorthand <text:span text:style-name="Source_Text">→</text:span> shows the change:</text:p>
      <text:p text:style-name="P182">d: AC/20 fires at Summoner CT, 2d10=14 damage -&gt; CT hit</text:p>
      <text:p text:style-name="P183">=&gt; [Unit:Summoner|Armor CT22-&gt;8/RT18/LT18|Heat 0|Steady]</text:p>
      <text:p text:style-name="First_20_paragraph">Or if internal structure is breached:</text:p>
      <text:p text:style-name="P184">d: PPC×2 fires at Kit Fox CT+LT, 2×10=20 damage -&gt; CT destroyed</text:p>
      <text:p text:style-name="P185">=&gt; [Unit:Kit Fox A-1|Armor CT0/LT0|destroyed]</text:p>
      <text:p text:style-name="P186">=&gt; Pilot ejects</text:p>
      <text:h text:style-name="Heading_20_3" text:outline-level="3"><text:bookmark-start text:name="heat-tracking"/>Heat tracking<text:bookmark-end text:name="heat-tracking"/></text:h>
      <text:p text:style-name="First_20_paragraph">Heat is a stat field on the <text:span text:style-name="Source_Text">[Unit:]</text:span> tag, updated each turn:</text:p>
      <text:p text:style-name="P187">[Unit:Atlas AS7-D|Armor CT30/RT25|Heat 0|Fresh]</text:p>
      <text:p text:style-name="P188"/>
      <text:p text:style-name="P189">Tn1 Shoot:</text:p>
      <text:p text:style-name="P190">@ Atlas fires AC/20 at Summoner</text:p>
      <text:p text:style-name="P191">=&gt; [Unit:Atlas|Heat 3] <text:s text:c="1"/>(3 heat generated)</text:p>
      <text:p text:style-name="P192"/>
      <text:p text:style-name="P193">Tn1 Heat:</text:p>
      <text:p text:style-name="P194">@ Atlas dissipates 10 heat -&gt; Heat 3-10 -&gt; Heat 0</text:p>
      <text:p text:style-name="P195">=&gt; [Unit:Atlas|Heat 0]</text:p>
      <text:p text:style-name="P196"/>
      <text:p text:style-name="P197">Tn2 Shoot:</text:p>
      <text:p text:style-name="P198">@ Atlas fires AC/20 again; Summoner fires ER PPC</text:p>
      <text:p text:style-name="P199">=&gt; [Unit:Atlas|Heat 3]</text:p>
      <text:p text:style-name="P200">@(Summoner) ER PPC return fire</text:p>
      <text:p text:style-name="P201">=&gt; [Unit:Summoner|Heat 5] <text:s text:c="1"/>(accumulated)</text:p>
      <text:p text:style-name="First_20_paragraph"><text:span text:style-name="T1">Heat status thresholds</text:span> (Battletech standard — adapt to your system):</text:p>
      <text:p text:style-name="P202">Heat 0–9 <text:s text:c="3"/>Safe</text:p>
      <text:p text:style-name="P203">Heat 10–13 <text:s text:c="1"/>Overheat: -1 movement, -1 attack</text:p>
      <text:p text:style-name="P204">Heat 14–17 <text:s text:c="1"/>Danger: risk of ammo explosion, shutdown check</text:p>
      <text:p text:style-name="P205">Heat 18+ <text:s text:c="3"/>Critical: auto-shutdown check each turn</text:p>
      <text:p text:style-name="First_20_paragraph">Record threshold effects as status annotations:</text:p>
      <text:p text:style-name="P206">=&gt; [Unit:Summoner|Heat 18|shutdown risk]</text:p>
      <text:p text:style-name="P207">d: Shutdown check 1d6=2 -&gt; Shutdown</text:p>
      <text:p text:style-name="P208">=&gt; [Unit:Summoner|Heat 18|shutdown]</text:p>
      <text:h text:style-name="Heading_20_3" text:outline-level="3"><text:bookmark-start text:name="simplified-vehicle-tracking"/>Simplified vehicle tracking<text:bookmark-end text:name="simplified-vehicle-tracking"/></text:h>
      <text:p text:style-name="First_20_paragraph">For systems without location-based armor, use a single <text:span text:style-name="Source_Text">Armor N</text:span> field:</text:p>
      <text:p text:style-name="P209">[Unit:War Wagon|Armor 12|Move 4|Fresh]</text:p>
      <text:p text:style-name="P210">d: Ballista fires at war wagon, 2d6=8 -&gt; Hit, damage 1d6=4</text:p>
      <text:p text:style-name="P211">=&gt; [Unit:War Wagon|Armor 12-&gt;8|Steady]</text:p>
      <text:p text:style-name="First_20_paragraph">Or use an abstract damage track:</text:p>
      <text:p text:style-name="P212">[Unit:Tank|Intact|Morale N/A|Fresh]</text:p>
      <text:p text:style-name="P213">=&gt; [Unit:Tank|Damaged|Move -2]</text:p>
      <text:p text:style-name="P214">=&gt; [Unit:Tank|Critical|movement halved, weapon offline]</text:p>
      <text:p text:style-name="P215">=&gt; [Unit:Tank|destroyed]</text:p>
      <text:p text:style-name="Horizontal_20_Line"/>
      <text:h text:style-name="Heading_20_2" text:outline-level="2"><text:bookmark-start text:name="cross-add-on-interactions"/>Cross-Add-on Interactions<text:bookmark-end text:name="cross-add-on-interactions"/></text:h>
      <text:p text:style-name="First_20_paragraph">This add-on is standalone, but it works naturally alongside three other add-ons.</text:p>
      <text:h text:style-name="Heading_20_3" text:outline-level="3"><text:bookmark-start text:name="with-the-combat-add-on"/>With the Combat Add-on<text:bookmark-end text:name="with-the-combat-add-on"/></text:h>
      <text:p text:style-name="First_20_paragraph">Some wargames include personal-scale duels within a unit-scale battle — Mordheim heroes breaking away from their warbands to fight a named opponent, or a Battletech pilot ejecting and continuing the fight on foot. In those cases, use both add-ons in the same session.</text:p>
      <text:p text:style-name="Text_20_body"><text:span text:style-name="T1">Key distinction:</text:span> <text:span text:style-name="Source_Text">Tn#</text:span> markers for unit-scale turns, <text:span text:style-name="Source_Text">Rd#</text:span> markers for personal-scale rounds. Both can appear in the same log.</text:p>
      <table:table table:name="Table5" table:style-name="Table5">
        <table:table-column table:style-name="Table5.A"/>
        <table:table-column table:style-name="Table5.B"/>
        <table:table-header-rows>
          <table:table-row>
            <table:table-cell table:style-name="TableHeaderRowCell" office:value-type="string">
              <text:p text:style-name="Table_20_Heading">Situation</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Unit activation, morale, casualties</text:p>
          </table:table-cell>
          <table:table-cell table:style-name="TableRowCell" office:value-type="string">
            <text:p text:style-name="Table_20_Contents">Wargaming Add-on (<text:span text:style-name="Source_Text">Tn#</text:span>, <text:span text:style-name="Source_Text">[Unit:]</text:span>)</text:p>
          </table:table-cell>
        </table:table-row>
        <table:table-row>
          <table:table-cell table:style-name="TableRowCell" office:value-type="string">
            <text:p text:style-name="Table_20_Contents">Named hero’s personal duel</text:p>
          </table:table-cell>
          <table:table-cell table:style-name="TableRowCell" office:value-type="string">
            <text:p text:style-name="Table_20_Contents">Combat Add-on (<text:span text:style-name="Source_Text">Rd#</text:span>, <text:span text:style-name="Source_Text">[F:]</text:span>)</text:p>
          </table:table-cell>
        </table:table-row>
      </table:table>
      <text:p text:style-name="First_20_paragraph"><text:span text:style-name="T1">Combined example — Mordheim duel within a battle:</text:span></text:p>
      <text:p text:style-name="P216">[BATTLE]</text:p>
      <text:p text:style-name="P217">[Scenario:Wyrdstone Hunt|Collect 3 shards|6 turns]</text:p>
      <text:p text:style-name="P218">[Unit:Swordsmen|×3|Morale 7|Fresh]</text:p>
      <text:p text:style-name="P219">[N:Captain Streng|WS4|Ld8|sword+pistol|Fresh]</text:p>
      <text:p text:style-name="P220">[Unit:Skaven Night Runners|×6|Morale 5|Fresh]</text:p>
      <text:p text:style-name="P221">[N:Skaven Assassin|WS5|hidden]</text:p>
      <text:p text:style-name="P222"/>
      <text:p text:style-name="P223">Tn1</text:p>
      <text:p text:style-name="P224">@ Advance Swordsmen to center ruins</text:p>
      <text:p text:style-name="P225">@(Night Runners) Move toward objective marker</text:p>
      <text:p text:style-name="P226"/>
      <text:p text:style-name="P227">Tn2</text:p>
      <text:p text:style-name="P228">@(Skaven Assassin) Reveals and charges Streng — personal combat begins</text:p>
      <text:p text:style-name="P229">[COMBAT]</text:p>
      <text:p text:style-name="P230">[F:Skaven Assassin|WS5|Str4|2 attacks]</text:p>
      <text:p text:style-name="P231"/>
      <text:p text:style-name="P232">Rd1</text:p>
      <text:p text:style-name="P233">@ Streng parries, counterattack</text:p>
      <text:p text:style-name="P234">d: WS4 vs WS5 2d6=8 -&gt; Hit</text:p>
      <text:p text:style-name="P235">d: Wound Str3 vs T3 1d6=5 -&gt; Wound</text:p>
      <text:p text:style-name="P236">=&gt; [F:Skaven Assassin|HP-1|wounded]</text:p>
      <text:p text:style-name="P237"/>
      <text:p text:style-name="P238">@(Skaven Assassin) Two attacks</text:p>
      <text:p text:style-name="P239">d: WS5 vs WS4 2d6=7 -&gt; 1 hit</text:p>
      <text:p text:style-name="P240">d: Wound Str4 vs T4 1d6=3 -&gt; No wound</text:p>
      <text:p text:style-name="P241"/>
      <text:p text:style-name="P242">Rd2</text:p>
      <text:p text:style-name="P243">@ Press the advantage</text:p>
      <text:p text:style-name="P244">d: WS4 vs WS5 2d6=10 -&gt; Hit</text:p>
      <text:p text:style-name="P245">=&gt; [F:Skaven Assassin|knocked down]</text:p>
      <text:p text:style-name="P246">[/COMBAT]</text:p>
      <text:p text:style-name="P247">=&gt; [N:Skaven Assassin|fled]</text:p>
      <text:p text:style-name="P248"/>
      <text:p text:style-name="P249">Tn3</text:p>
      <text:p text:style-name="P250">@ Swordsmen charge the Night Runners</text:p>
      <text:p text:style-name="P251">d: Charge 2d6+1=9 vs TN 7 -&gt; Hit</text:p>
      <text:p text:style-name="P252">=&gt; [Unit:Night Runners|×4|wavering]</text:p>
      <text:h text:style-name="Heading_20_3" text:outline-level="3"><text:bookmark-start text:name="with-the-resource-tracking-add-on"/>With the Resource Tracking Add-on<text:bookmark-end text:name="with-the-resource-tracking-add-on"/></text:h>
      <text:p text:style-name="First_20_paragraph">Use the Resource Tracking Add-on for treasury, supplies, and ammunition — anything that flows in and out across sessions.</text:p>
      <table:table table:name="Table6" table:style-name="Table6">
        <table:table-column table:style-name="Table6.A"/>
        <table:table-column table:style-name="Table6.B"/>
        <table:table-header-rows>
          <table:table-row>
            <table:table-cell table:style-name="TableHeaderRowCell" office:value-type="string">
              <text:p text:style-name="Table_20_Heading">Wargaming element</text:p>
            </table:table-cell>
            <table:table-cell table:style-name="TableHeaderRowCell" office:value-type="string">
              <text:p text:style-name="Table_20_Heading">Resource Add-on tag</text:p>
            </table:table-cell>
          </table:table-row>
        </table:table-header-rows>
        <table:table-row>
          <table:table-cell table:style-name="TableRowCell" office:value-type="string">
            <text:p text:style-name="Table_20_Contents">Warband treasury</text:p>
          </table:table-cell>
          <table:table-cell table:style-name="TableRowCell" office:value-type="string">
            <text:p text:style-name="Table_20_Contents"><text:span text:style-name="Source_Text">[Wealth:Gold 45gc]</text:span></text:p>
          </table:table-cell>
        </table:table-row>
        <table:table-row>
          <table:table-cell table:style-name="TableRowCell" office:value-type="string">
            <text:p text:style-name="Table_20_Contents">Campaign supplies</text:p>
          </table:table-cell>
          <table:table-cell table:style-name="TableRowCell" office:value-type="string">
            <text:p text:style-name="Table_20_Contents"><text:span text:style-name="Source_Text">[Inv:Rations|8]</text:span></text:p>
          </table:table-cell>
        </table:table-row>
        <table:table-row>
          <table:table-cell table:style-name="TableRowCell" office:value-type="string">
            <text:p text:style-name="Table_20_Contents">Ammo for special weapons</text:p>
          </table:table-cell>
          <table:table-cell table:style-name="TableRowCell" office:value-type="string">
            <text:p text:style-name="Table_20_Contents"><text:span text:style-name="Source_Text">[Inv:Blackpowder|3]</text:span></text:p>
          </table:table-cell>
        </table:table-row>
        <table:table-row>
          <table:table-cell table:style-name="TableRowCell" office:value-type="string">
            <text:p text:style-name="Table_20_Contents">Repair parts (Battletech)</text:p>
          </table:table-cell>
          <table:table-cell table:style-name="TableRowCell" office:value-type="string">
            <text:p text:style-name="Table_20_Contents"><text:span text:style-name="Source_Text">[Inv:CT Armor Pack|2]</text:span></text:p>
          </table:table-cell>
        </table:table-row>
      </table:table>
      <text:h text:style-name="Heading_20_3" text:outline-level="3"><text:bookmark-start text:name="with-the-dungeon-crawling-add-on"/>With the Dungeon Crawling Add-on<text:bookmark-end text:name="with-the-dungeon-crawling-add-on"/></text:h>
      <text:p text:style-name="First_20_paragraph">For dungeon-scenario wargames (Frostgrave vault delves, dungeon scenario maps), the Dungeon Crawling Add-on’s <text:span text:style-name="Source_Text">[R:]</text:span> room tags and exploration notation work naturally inside a <text:span text:style-name="Source_Text">[BATTLE]</text:span> block:</text:p>
      <text:p text:style-name="P253">[BATTLE]</text:p>
      <text:p text:style-name="P254">[Scenario:The Vault|Reach the chest|5 turns|Unknown rooms]</text:p>
      <text:p text:style-name="P255"/>
      <text:p text:style-name="P256">[R:1|entrance|torchlit|exits: N, E]</text:p>
      <text:p text:style-name="P257">[Unit:Warband|×6|Morale 6|Fresh|R:1]</text:p>
      <text:p text:style-name="P258"/>
      <text:p text:style-name="P259">Tn1</text:p>
      <text:p text:style-name="P260">@ Move through east passage</text:p>
      <text:p text:style-name="P261">d: Explore 1d6=4 -&gt; Room 2 revealed</text:p>
      <text:p text:style-name="P262">[R:2|collapsed hall|dark|exits: E, S|Trap: pitfall]</text:p>
      <text:p text:style-name="Horizontal_20_Line"/>
      <text:h text:style-name="Heading_20_2" text:outline-level="2"><text:bookmark-start text:name="system-adaptations"/>System Adaptations<text:bookmark-end text:name="system-adaptations"/></text:h>
      <text:h text:style-name="Heading_20_3" text:outline-level="3"><text:bookmark-start text:name="mordheim"/>Mordheim<text:bookmark-end text:name="mordheim"/></text:h>
      <text:p text:style-name="First_20_paragraph">Mordheim uses a small warband (~10–15 models) in skirmish scenarios through a ruined city. Heroes are individually tracked; units are small groups (2–5 identical warriors). The campaign is the main draw: every battle’s outcome affects the warband through injury tables, experience advances, and income rolls.</text:p>
      <text:p text:style-name="Text_20_body"><text:span text:style-name="T1">Key mappings:</text:span></text:p>
      <table:table table:name="Table7" table:style-name="Table7">
        <table:table-column table:style-name="Table7.A"/>
        <table:table-column table:style-name="Table7.B"/>
        <table:table-header-rows>
          <table:table-row>
            <table:table-cell table:style-name="TableHeaderRowCell" office:value-type="string">
              <text:p text:style-name="Table_20_Heading">Mordheim concept</text:p>
            </table:table-cell>
            <table:table-cell table:style-name="TableHeaderRowCell" office:value-type="string">
              <text:p text:style-name="Table_20_Heading">Lonelog notation</text:p>
            </table:table-cell>
          </table:table-row>
        </table:table-header-rows>
        <table:table-row>
          <table:table-cell table:style-name="TableRowCell" office:value-type="string">
            <text:p text:style-name="Table_20_Contents">Hero</text:p>
          </table:table-cell>
          <table:table-cell table:style-name="TableRowCell" office:value-type="string">
            <text:p text:style-name="Table_20_Contents"><text:span text:style-name="Source_Text">[N:Name\|WS\|BS\|S\|T\|W\|I\|A\|Ld\|skills\|XP]</text:span></text:p>
          </table:table-cell>
        </table:table-row>
        <table:table-row>
          <table:table-cell table:style-name="TableRowCell" office:value-type="string">
            <text:p text:style-name="Table_20_Contents">Henchman group</text:p>
          </table:table-cell>
          <table:table-cell table:style-name="TableRowCell" office:value-type="string">
            <text:p text:style-name="Table_20_Contents"><text:span text:style-name="Source_Text">[Unit:Name\|×N\|Exp N\|status]</text:span></text:p>
          </table:table-cell>
        </table:table-row>
        <table:table-row>
          <table:table-cell table:style-name="TableRowCell" office:value-type="string">
            <text:p text:style-name="Table_20_Contents">Warband</text:p>
          </table:table-cell>
          <table:table-cell table:style-name="TableRowCell" office:value-type="string">
            <text:p text:style-name="Table_20_Contents"><text:span text:style-name="Source_Text">[Force:Name\|leader\|count\|treasury state]</text:span></text:p>
          </table:table-cell>
        </table:table-row>
        <table:table-row>
          <table:table-cell table:style-name="TableRowCell" office:value-type="string">
            <text:p text:style-name="Table_20_Contents">Scenario</text:p>
          </table:table-cell>
          <table:table-cell table:style-name="TableRowCell" office:value-type="string">
            <text:p text:style-name="Table_20_Contents"><text:span text:style-name="Source_Text">[Scenario:Name\|objective\|turns\|special rules]</text:span></text:p>
          </table:table-cell>
        </table:table-row>
        <table:table-row>
          <table:table-cell table:style-name="TableRowCell" office:value-type="string">
            <text:p text:style-name="Table_20_Contents">Injury table</text:p>
          </table:table-cell>
          <table:table-cell table:style-name="TableRowCell" office:value-type="string">
            <text:p text:style-name="Table_20_Contents"><text:span text:style-name="Source_Text">d:</text:span> roll, result in <text:span text:style-name="Source_Text">[N:]</text:span> tag</text:p>
          </table:table-cell>
        </table:table-row>
        <table:table-row>
          <table:table-cell table:style-name="TableRowCell" office:value-type="string">
            <text:p text:style-name="Table_20_Contents">Income</text:p>
          </table:table-cell>
          <table:table-cell table:style-name="TableRowCell" office:value-type="string">
            <text:p text:style-name="Table_20_Contents"><text:span text:style-name="Source_Text">d:</text:span> roll, result in <text:span text:style-name="Source_Text">[Wealth:]</text:span> update</text:p>
          </table:table-cell>
        </table:table-row>
        <table:table-row>
          <table:table-cell table:style-name="TableRowCell" office:value-type="string">
            <text:p text:style-name="Table_20_Contents">XP advance</text:p>
          </table:table-cell>
          <table:table-cell table:style-name="TableRowCell" office:value-type="string">
            <text:p text:style-name="Table_20_Contents"><text:span text:style-name="Source_Text">d:</text:span> roll, result in <text:span text:style-name="Source_Text">[N:]</text:span> skill field</text:p>
          </table:table-cell>
        </table:table-row>
      </table:table>
      <text:p text:style-name="First_20_paragraph"><text:span text:style-name="T1">Example — full Mordheim session:</text:span></text:p>
      <text:p text:style-name="P263">[CAMPAIGN]</text:p>
      <text:p text:style-name="P264">[Force:Reiklanders|Captain Streng|5 units|16 XP warband]</text:p>
      <text:p text:style-name="P265">[N:Captain Streng|WS4|BS3|S3|T3|W1|I4|A2|Ld8|6 XP|Fresh]</text:p>
      <text:p text:style-name="P266">[N:Champion Aldric|WS3|BS3|S3|T3|W1|I3|A1|Ld7|Step Aside|4 XP|Fresh]</text:p>
      <text:p text:style-name="P267">[Unit:Swordsmen|×3|Exp 0|Fresh]</text:p>
      <text:p text:style-name="P268">[Unit:Marksmen|×2|Exp 2|Marksman skill|Fresh]</text:p>
      <text:p text:style-name="P269">[Unit:Dwarf Slayer|×1|Exp 3|Fearless|Fresh]</text:p>
      <text:p text:style-name="P270">[Wealth:Gold 57gc]</text:p>
      <text:p text:style-name="P271">[/CAMPAIGN]</text:p>
      <text:p text:style-name="P272"/>
      <text:p text:style-name="P273">### S1 *The Merchant Quarter — wyrdstone hunt*</text:p>
      <text:p text:style-name="P274"/>
      <text:p text:style-name="P275">[BATTLE]</text:p>
      <text:p text:style-name="P276">[Scenario:Wyrdstone Hunt|Collect 3 shards before opponent|6 turns|Dusk: shooting range –6"]</text:p>
      <text:p text:style-name="P277">[Force:Skaven|Grey Seer (hidden)|3 units]</text:p>
      <text:p text:style-name="P278">[Unit:Night Runners|×6|Morale 5|Fresh|east deployment]</text:p>
      <text:p text:style-name="P279">[Unit:Clanrats|×4|Morale 4|Fresh|east deployment]</text:p>
      <text:p text:style-name="P280">[N:Skaven Grey Seer|WS3|magic|hidden]</text:p>
      <text:p text:style-name="P281"/>
      <text:p text:style-name="P282">Tn1</text:p>
      <text:p text:style-name="P283">@ Advance Swordsmen to center ruins</text:p>
      <text:p text:style-name="P284">@(Aldric) Move to cover the left alley</text:p>
      <text:p text:style-name="P285">@(Night Runners) Advance through rubble</text:p>
      <text:p text:style-name="P286">=&gt; [Unit:Night Runners|×6|at rubble]</text:p>
      <text:p text:style-name="P287"/>
      <text:p text:style-name="P288">Tn2</text:p>
      <text:p text:style-name="P289">@ Marksmen fire on Night Runners</text:p>
      <text:p text:style-name="P290">d: Shooting BS3 2d6=7 vs TN 7 -&gt; Hit</text:p>
      <text:p text:style-name="P291">=&gt; [Unit:Night Runners|×5|Morale 5|Steady]</text:p>
      <text:p text:style-name="P292"/>
      <text:p text:style-name="P293">@ Streng moves to search first wyrdstone marker</text:p>
      <text:p text:style-name="P294">d: Search 1d6=5 -&gt; Shard found</text:p>
      <text:p text:style-name="P295">=&gt; Shard 1/3 collected.</text:p>
      <text:p text:style-name="P296"/>
      <text:p text:style-name="P297">@(Grey Seer) Reveals and casts Warp Lightning at Streng</text:p>
      <text:p text:style-name="P298">d: Magic 2d6=9 vs TN 7 -&gt; Success, Str5 hit</text:p>
      <text:p text:style-name="P299">d: Wound S5 vs T3 1d6=6 -&gt; Wound, Streng knocked down</text:p>
      <text:p text:style-name="P300">=&gt; [N:Captain Streng|knocked down|HP-1]</text:p>
      <text:p text:style-name="P301"/>
      <text:p text:style-name="P302">Tn3</text:p>
      <text:p text:style-name="P303">@ Streng recovers, charges Grey Seer</text:p>
      <text:p text:style-name="P304">d: WS4 vs WS3 2d6=8 -&gt; Hit</text:p>
      <text:p text:style-name="P305">d: Wound S3 vs T3 1d6=4 -&gt; Wound</text:p>
      <text:p text:style-name="P306">=&gt; [N:Grey Seer|wounded|fleeing]</text:p>
      <text:p text:style-name="P307"/>
      <text:p text:style-name="P308">@ Aldric charges Night Runners with Swordsmen</text:p>
      <text:p text:style-name="P309">d: WS3 vs WS3 2d6=10 -&gt; Hit, 2 kills</text:p>
      <text:p text:style-name="P310">=&gt; [Unit:Night Runners|×3|wavering]</text:p>
      <text:p text:style-name="P311"/>
      <text:p text:style-name="P312">d: Morale 1d6=5 vs Ld 5 -&gt; Broken</text:p>
      <text:p text:style-name="P313">=&gt; [Unit:Night Runners|×3|broken|fleeing]</text:p>
      <text:p text:style-name="P314"/>
      <text:p text:style-name="P315">Tn4-6</text:p>
      <text:p text:style-name="P316">@ Collect remaining shards, hold position</text:p>
      <text:p text:style-name="P317">d: Search ×2 1d6=4, 1d6=6 -&gt; 1 more shard found</text:p>
      <text:p text:style-name="P318">=&gt; Shards 2/3 collected. Clanrats withdrew.</text:p>
      <text:p text:style-name="P319"/>
      <text:p text:style-name="P320">[/BATTLE]</text:p>
      <text:p text:style-name="P321">=&gt; Scenario: Draw. Only 2 shards vs 3 needed. Skaven fled but completed their objective.</text:p>
      <text:p text:style-name="P322"/>
      <text:p text:style-name="P323">[CAMPAIGN]</text:p>
      <text:p text:style-name="P324">d: Injury Streng 1d6=2 -&gt; Chest Wound (-1 Toughness next battle)</text:p>
      <text:p text:style-name="P325">[N:Captain Streng|Chest Wound|-1T next battle|7 XP]</text:p>
      <text:p text:style-name="P326">[N:Champion Aldric|5 XP]</text:p>
      <text:p text:style-name="P327">d: XP advance Swordsmen 2d6=7 -&gt; +1 to hit</text:p>
      <text:p text:style-name="P328">[Unit:Swordsmen|×3|Exp 1|+1 to hit]</text:p>
      <text:p text:style-name="P329">d: Income 2d6=8 -&gt; 8gc + 2 shards (sell for 15gc each)</text:p>
      <text:p text:style-name="P330">[Wealth:Gold 57gc+38gc] =&gt; [Wealth:Gold 95gc]</text:p>
      <text:p text:style-name="P331">[Thread:The Merchant Quarter|Skaven also hunting here|Open]</text:p>
      <text:p text:style-name="P332">[/CAMPAIGN]</text:p>
      <text:p text:style-name="Horizontal_20_Line"/>
      <text:h text:style-name="Heading_20_3" text:outline-level="3"><text:bookmark-start text:name="battletech"/>Battletech<text:bookmark-end text:name="battletech"/></text:h>
      <text:p text:style-name="First_20_paragraph">Battletech tracks individual mechs, each with location-based armor, internal structure, heat, and a pilot. Battles are typically at lance scale (4 mechs), with turns divided into Movement, Weapons, and Heat phases.</text:p>
      <text:p text:style-name="Text_20_body"><text:span text:style-name="T1">Key mappings:</text:span></text:p>
      <table:table table:name="Table8" table:style-name="Table8">
        <table:table-column table:style-name="Table8.A"/>
        <table:table-column table:style-name="Table8.B"/>
        <table:table-header-rows>
          <table:table-row>
            <table:table-cell table:style-name="TableHeaderRowCell" office:value-type="string">
              <text:p text:style-name="Table_20_Heading">Battletech concept</text:p>
            </table:table-cell>
            <table:table-cell table:style-name="TableHeaderRowCell" office:value-type="string">
              <text:p text:style-name="Table_20_Heading">Lonelog notation</text:p>
            </table:table-cell>
          </table:table-row>
        </table:table-header-rows>
        <table:table-row>
          <table:table-cell table:style-name="TableRowCell" office:value-type="string">
            <text:p text:style-name="Table_20_Contents">Mech</text:p>
          </table:table-cell>
          <table:table-cell table:style-name="TableRowCell" office:value-type="string">
            <text:p text:style-name="Table_20_Contents"><text:span text:style-name="Source_Text">[Unit:Name\|Armor CT#/.../LL#\|Heat 0\|status]</text:span></text:p>
          </table:table-cell>
        </table:table-row>
        <table:table-row>
          <table:table-cell table:style-name="TableRowCell" office:value-type="string">
            <text:p text:style-name="Table_20_Contents">Pilot</text:p>
          </table:table-cell>
          <table:table-cell table:style-name="TableRowCell" office:value-type="string">
            <text:p text:style-name="Table_20_Contents"><text:span text:style-name="Source_Text">[N:Name\|Piloting #\|Gunnery #\|status]</text:span></text:p>
          </table:table-cell>
        </table:table-row>
        <table:table-row>
          <table:table-cell table:style-name="TableRowCell" office:value-type="string">
            <text:p text:style-name="Table_20_Contents">Lance</text:p>
          </table:table-cell>
          <table:table-cell table:style-name="TableRowCell" office:value-type="string">
            <text:p text:style-name="Table_20_Contents"><text:span text:style-name="Source_Text">[Force:Name\|commander\|4 mechs\|mission]</text:span></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text:span text:style-name="Source_Text">d: Initiative 2d6=N vs 2d6=N -&gt; winner</text:span></text:p>
          </table:table-cell>
        </table:table-row>
        <table:table-row>
          <table:table-cell table:style-name="TableRowCell" office:value-type="string">
            <text:p text:style-name="Table_20_Contents">Weapon attack</text:p>
          </table:table-cell>
          <table:table-cell table:style-name="TableRowCell" office:value-type="string">
            <text:p text:style-name="Table_20_Contents"><text:span text:style-name="Source_Text">d: Gunnery TN=N 2d6=N -&gt; hit/miss, location</text:span></text:p>
          </table:table-cell>
        </table:table-row>
        <table:table-row>
          <table:table-cell table:style-name="TableRowCell" office:value-type="string">
            <text:p text:style-name="Table_20_Contents">Morale/Pilot check</text:p>
          </table:table-cell>
          <table:table-cell table:style-name="TableRowCell" office:value-type="string">
            <text:p text:style-name="Table_20_Contents"><text:span text:style-name="Source_Text">d: Piloting TN=N 2d6=N -&gt; success/fail</text:span></text:p>
          </table:table-cell>
        </table:table-row>
        <table:table-row>
          <table:table-cell table:style-name="TableRowCell" office:value-type="string">
            <text:p text:style-name="Table_20_Contents">Heat phase</text:p>
          </table:table-cell>
          <table:table-cell table:style-name="TableRowCell" office:value-type="string">
            <text:p text:style-name="Table_20_Contents">Update <text:span text:style-name="Source_Text">Heat N</text:span> field after each turn</text:p>
          </table:table-cell>
        </table:table-row>
      </table:table>
      <text:p text:style-name="First_20_paragraph"><text:span text:style-name="T1">Example — lance engagement:</text:span></text:p>
      <text:p text:style-name="P333">[CAMPAIGN]</text:p>
      <text:p text:style-name="P334">[Force:Alpha Lance|Major Natasha|4 mechs|Operational]</text:p>
      <text:p text:style-name="P335">[Unit:Atlas AS7-D|Pilot: Natasha (G3/P4)|Armor CT30/RT25/LT25/RA20/LA20/RL28/LL28|Heat 0|Fresh]</text:p>
      <text:p text:style-name="P336">[Unit:Marauder MAD-3R|Pilot: Kell (G2/P3)|Armor CT22/RT18/LT18/RA16/LA16/RL20/LL20|Heat 0|Fresh]</text:p>
      <text:p text:style-name="P337">[Unit:Wolverine WVR-6R|Pilot: Torres (G3/P3)|Armor CT16/RT14/LT14/RA10/LA10/RL16/LL16|Heat 0|Fresh]</text:p>
      <text:p text:style-name="P338">[Unit:Jenner JR7-D|Pilot: Minh (G3/P4)|Armor CT10/RT8/LT8/RA4/LA4/RL10/LL10|Heat 0|Fresh]</text:p>
      <text:p text:style-name="P339">[/CAMPAIGN]</text:p>
      <text:p text:style-name="P340"/>
      <text:p text:style-name="P341">### S1 *Industrial wasteland, Luthien outskirts*</text:p>
      <text:p text:style-name="P342"/>
      <text:p text:style-name="P343">[BATTLE]</text:p>
      <text:p text:style-name="P344">[Scenario:Breakthrough|Exit 2+ mechs off south edge|12 turns|Heavy rubble terrain: +1 TN movement]</text:p>
      <text:p text:style-name="P345">[Force:Jade Falcon Scout Lance|Mechwarrior Roshak|4 mechs]</text:p>
      <text:p text:style-name="P346">[Unit:Summoner Prime|Pilot: Roshak (G2/P2)|Armor CT22/RT18/LT18/RA16/LA16/RL20/LL20|Heat 0|Fresh]</text:p>
      <text:p text:style-name="P347">[Unit:Kit Fox A|×3|Pilot: assorted (G3/P3)|Armor CT10/RT8/LT8/RA6/LA6/RL12/LL12|Heat 0|Fresh]</text:p>
      <text:p text:style-name="P348"/>
      <text:p text:style-name="P349">Tn1 Move:</text:p>
      <text:p text:style-name="P350">d: Initiative 2d6=9 vs 2d6=6 -&gt; Alpha Lance moves second (advantage)</text:p>
      <text:p text:style-name="P351">@(Summoner) Advance north through rubble</text:p>
      <text:p text:style-name="P352">@(Kit Fox ×3) Fan out, east flank screening formation</text:p>
      <text:p text:style-name="P353">@ Atlas advances north, uses rubble for cover</text:p>
      <text:p text:style-name="P354">@ Wolverine and Jenner sprint south along road</text:p>
      <text:p text:style-name="P355"/>
      <text:p text:style-name="P356">Tn1 Shoot:</text:p>
      <text:p text:style-name="P357">@ Atlas fires AC/20 at Summoner</text:p>
      <text:p text:style-name="P358">d: Gunnery TN7 (range+movement) 2d6=9 -&gt; Hit</text:p>
      <text:p text:style-name="P359">d: Location 2d6=7 -&gt; CT, damage 20</text:p>
      <text:p text:style-name="P360">=&gt; [Unit:Summoner|Armor CT22-&gt;2/RT18/LT18|Heat 0|Steady]</text:p>
      <text:p text:style-name="P361"/>
      <text:p text:style-name="P362">@(Summoner) ER PPC at Atlas</text:p>
      <text:p text:style-name="P363">d: Gunnery TN6 2d6=5 -&gt; Miss</text:p>
      <text:p text:style-name="P364"/>
      <text:p text:style-name="P365">@ Marauder fires PPC×2 at Kit Fox A-1</text:p>
      <text:p text:style-name="P366">d: Gunnery TN5 2d6=7 -&gt; Hit</text:p>
      <text:p text:style-name="P367">d: Location 2d6=CT+LT -&gt; CT 10-&gt;0 destroyed, internal structure gone</text:p>
      <text:p text:style-name="P368">=&gt; [Unit:Kit Fox A-1|Armor CT0|destroyed]</text:p>
      <text:p text:style-name="P369">=&gt; Pilot ejects, Minh moves to cover</text:p>
      <text:p text:style-name="P370"/>
      <text:p text:style-name="P371">@(Kit Fox A-2, A-3) LRM 10 at Marauder</text:p>
      <text:p text:style-name="P372">d: Gunnery TN5 2d6=8, 2d6=6 -&gt; 1 hit, 1 miss</text:p>
      <text:p text:style-name="P373">d: Location 2d6=RT, 6 missiles connect -&gt; RT 18-&gt;12</text:p>
      <text:p text:style-name="P374">=&gt; [Unit:Marauder|Armor CT22/RT12/LT18|Heat 0|Steady]</text:p>
      <text:p text:style-name="P375"/>
      <text:p text:style-name="P376">Tn1 Heat:</text:p>
      <text:p text:style-name="P377">@ Atlas: 3 heat (AC/20) – dissipate 10 -&gt; Heat 0</text:p>
      <text:p text:style-name="P378">@(Summoner): 15 heat (ER PPC) – dissipate 10 -&gt; Heat 5</text:p>
      <text:p text:style-name="P379">=&gt; [Unit:Summoner|Heat 5]</text:p>
      <text:p text:style-name="P380"/>
      <text:p text:style-name="P381">Tn2 Move:</text:p>
      <text:p text:style-name="P382">@ Wolverine exits south edge — breakthrough objective 1/2</text:p>
      <text:p text:style-name="P383">@ Jenner exits south edge — breakthrough objective 2/2</text:p>
      <text:p text:style-name="P384"/>
      <text:p text:style-name="P385">[/BATTLE]</text:p>
      <text:p text:style-name="P386">=&gt; Breakthrough achieved. Wolverine and Jenner escaped. Atlas and Marauder provide cover; mission success.</text:p>
      <text:p text:style-name="P387"/>
      <text:p text:style-name="P388">[CAMPAIGN]</text:p>
      <text:p text:style-name="P389">[Unit:Atlas AS7-D|Armor CT30/RT25|Heat 0|Intact]</text:p>
      <text:p text:style-name="P390">[Unit:Marauder MAD-3R|Armor CT22/RT12|needs repair RT armor]</text:p>
      <text:p text:style-name="P391">[Unit:Wolverine WVR-6R|Armor CT16/RT14|Intact]</text:p>
      <text:p text:style-name="P392">[Unit:Kit Fox A-1|destroyed, salvageable]</text:p>
      <text:p text:style-name="P393">d: Repair Marauder RT 1d6 days=2 -&gt; back in 2 days</text:p>
      <text:p text:style-name="P394">[Thread:Operation Luthien|2/4 breakthroughs complete|Open]</text:p>
      <text:p text:style-name="P395">[/CAMPAIGN]</text:p>
      <text:p text:style-name="Horizontal_20_Line"/>
      <text:h text:style-name="Heading_20_3" text:outline-level="3"><text:bookmark-start text:name="generic-fantasy-skirmish-frostgrave-rangers-of-shadow-deep"/>Generic Fantasy Skirmish (Frostgrave / Rangers of Shadow Deep)<text:bookmark-end text:name="generic-fantasy-skirmish-frostgrave-rangers-of-shadow-deep"/></text:h>
      <text:p text:style-name="First_20_paragraph">Fantasy skirmish games typically use small warbands (5–10 models), scenario objectives, and light campaign rules. The wargaming add-on handles these with minimal notation.</text:p>
      <text:p text:style-name="P396">[CAMPAIGN]</text:p>
      <text:p text:style-name="P397">[Force:Sigilist Warband|Sigilist Caldris|6 figures|Level 4]</text:p>
      <text:p text:style-name="P398">[N:Caldris|Sigilist|Lv4|Will 14|HP 14|Fresh]</text:p>
      <text:p text:style-name="P399">[N:Apprentice Voss|Apprentice|Lv1|Will 11|HP 10|Fresh]</text:p>
      <text:p text:style-name="P400">[Unit:Infantryman|×2|Exp 0|Fresh]</text:p>
      <text:p text:style-name="P401">[Unit:Thug|×2|Exp 0|Fresh]</text:p>
      <text:p text:style-name="P402">[Wealth:Gold 200gc]</text:p>
      <text:p text:style-name="P403">[/CAMPAIGN]</text:p>
      <text:p text:style-name="P404"/>
      <text:p text:style-name="P405">### S3 *Frozen ruins, midwinter*</text:p>
      <text:p text:style-name="P406"/>
      <text:p text:style-name="P407">[BATTLE]</text:p>
      <text:p text:style-name="P408">[Scenario:The Library|Find and retrieve 4 treasure tokens|unlimited turns|Snow: -1 Move]</text:p>
      <text:p text:style-name="P409">[Unit:Rival Warband|×6|Morale 6|Fresh|north edge]</text:p>
      <text:p text:style-name="P410"/>
      <text:p text:style-name="P411">Tn1</text:p>
      <text:p text:style-name="P412">@ Caldris moves toward central treasure, casts Leap on Voss</text:p>
      <text:p text:style-name="P413">d: Spellcasting Will 14 TN 12 2d6=14 -&gt; Success</text:p>
      <text:p text:style-name="P414">=&gt; [N:Voss|leaps to east treasure token]</text:p>
      <text:p text:style-name="P415"/>
      <text:p text:style-name="P416">@ Voss picks up treasure</text:p>
      <text:p text:style-name="P417">d: None needed -&gt; Token secured</text:p>
      <text:p text:style-name="P418"/>
      <text:p text:style-name="P419">@(Rival Infantryman) Charges Thug A</text:p>
      <text:p text:style-name="P420">d: Fight 2d6+1=9 vs 2d6+2=7 -&gt; Thug wins</text:p>
      <text:p text:style-name="P421">=&gt; [Unit:Rival Infantryman ×1|stunned]</text:p>
      <text:p text:style-name="P422"/>
      <text:p text:style-name="P423">Tn2</text:p>
      <text:p text:style-name="P424">@ Caldris casts Elemental Bolt at Rival Apprentice</text:p>
      <text:p text:style-name="P425">d: Spellcasting Will 14 TN 14 2d6=11 -&gt; Fail, –1 HP</text:p>
      <text:p text:style-name="P426">=&gt; [N:Caldris|HP 13]</text:p>
      <text:p text:style-name="P427"/>
      <text:p text:style-name="P428">@ Infantry advance toward second token</text:p>
      <text:p text:style-name="P429"/>
      <text:p text:style-name="P430">[/BATTLE]</text:p>
      <text:p text:style-name="P431">=&gt; 2 tokens secured, warband withdrew safely.</text:p>
      <text:p text:style-name="P432"/>
      <text:p text:style-name="P433">[CAMPAIGN]</text:p>
      <text:p text:style-name="P434">[N:Caldris|Lv4|HP 14|80 XP -&gt; Lv5]</text:p>
      <text:p text:style-name="P435">d: Level advance 1d20=14 -&gt; +1 Fight</text:p>
      <text:p text:style-name="P436">[N:Caldris|Lv5|Fight +1|80 XP]</text:p>
      <text:p text:style-name="P437">d: Injury Thug A 1d20=7 -&gt; Minor wound, misses next game</text:p>
      <text:p text:style-name="P438">[Unit:Thug A|×1|injured|out next session]</text:p>
      <text:p text:style-name="P439">d: Treasure 2 tokens -&gt; 150gc + scroll (Push)</text:p>
      <text:p text:style-name="P440">[Wealth:Gold 200gc+150gc] =&gt; [Wealth:Gold 350gc]</text:p>
      <text:p text:style-name="P441">[Inv:Scroll of Push|×1]</text:p>
      <text:p text:style-name="P442">[/CAMPAIGN]</text:p>
      <text:p text:style-name="Horizontal_20_Line"/>
      <text:h text:style-name="Heading_20_2" text:outline-level="2"><text:bookmark-start text:name="best-practices"/>Best Practices<text:bookmark-end text:name="best-practices"/></text:h>
      <text:p text:style-name="First_20_paragraph"><text:span text:style-name="T1">Do: Use </text:span><text:span text:style-name="Source_Text">[BATTLE]</text:span><text:span text:style-name="T1"> for any multi-turn engagement</text:span></text:p>
      <text:p text:style-name="P443">✔ [BATTLE]</text:p>
      <text:p text:style-name="P444"><text:s text:c="2"/>[Scenario:Raid|Escape with the chest|5 turns]</text:p>
      <text:p text:style-name="P445"><text:s text:c="2"/>[Unit:Warband|×8|Morale 6|Fresh]</text:p>
      <text:p text:style-name="P446"><text:s text:c="2"/>Tn1 ...</text:p>
      <text:p text:style-name="P447"><text:s text:c="2"/>[/BATTLE]</text:p>
      <text:p text:style-name="First_20_paragraph"><text:span text:style-name="T1">Don’t: Open a battle block for a single-roll resolution</text:span></text:p>
      <text:p text:style-name="P448">✗ [BATTLE]</text:p>
      <text:p text:style-name="P449"><text:s text:c="2"/>[Scenario:Bar fight]</text:p>
      <text:p text:style-name="P450"><text:s text:c="2"/>Rd1</text:p>
      <text:p text:style-name="P451"><text:s text:c="2"/>@ Hit them -&gt; d: 2d6=9 -&gt; Win</text:p>
      <text:p text:style-name="P452"><text:s text:c="2"/>[/BATTLE]</text:p>
      <text:p text:style-name="P453">✔ @ Brawl with the guards</text:p>
      <text:p text:style-name="P454"><text:s text:c="2"/>d: 2d6+2=9 vs TN 7 -&gt; Win</text:p>
      <text:p text:style-name="P455"><text:s text:c="2"/>=&gt; We're clear.</text:p>
      <text:p text:style-name="Horizontal_20_Line"/>
      <text:p text:style-name="First_20_paragraph"><text:span text:style-name="T1">Do: Update unit tags inline as state changes</text:span></text:p>
      <text:p text:style-name="P456">✔ d: Shooting 2d6=8 vs TN 7 -&gt; Hit</text:p>
      <text:p text:style-name="P457"><text:s text:c="2"/>=&gt; [Unit:Raiders|×10|wavering]</text:p>
      <text:p text:style-name="P458"><text:s text:c="2"/>d: Morale 2d6=9 vs Morale 6 -&gt; Broken</text:p>
      <text:p text:style-name="P459"><text:s text:c="2"/>=&gt; [Unit:Raiders|×10|broken|fleeing]</text:p>
      <text:p text:style-name="First_20_paragraph"><text:span text:style-name="T1">Don’t: Track individual model hit points in a unit tag</text:span></text:p>
      <text:p text:style-name="P460">✗ [Unit:Raiders|Model1:HP3,Model2:HP2,Model3:HP1,Model4:HP3...]</text:p>
      <text:p text:style-name="P461">✔ [Unit:Raiders|×4|half strength|Steady]</text:p>
      <text:p text:style-name="Horizontal_20_Line"/>
      <text:p text:style-name="First_20_paragraph"><text:span text:style-name="T1">Do: Use the Combat Add-on for personal-scale duels within a battle</text:span></text:p>
      <text:p text:style-name="P462">✔ Tn3 — Captain breaks away to duel the enemy champion</text:p>
      <text:p text:style-name="P463"><text:s text:c="2"/>[COMBAT]</text:p>
      <text:p text:style-name="P464"><text:s text:c="2"/>[F:Enemy Champion|HP 8|Close]</text:p>
      <text:p text:style-name="P465"><text:s text:c="2"/>Rd1</text:p>
      <text:p text:style-name="P466"><text:s text:c="2"/>@ Strike the champion</text:p>
      <text:p text:style-name="P467"><text:s text:c="2"/>d: d20+5=18 vs AC 14 -&gt; Hit</text:p>
      <text:p text:style-name="P468"><text:s text:c="2"/>...</text:p>
      <text:p text:style-name="P469"><text:s text:c="2"/>[/COMBAT]</text:p>
      <text:p text:style-name="First_20_paragraph"><text:span text:style-name="T1">Don’t: Use </text:span><text:span text:style-name="Source_Text">Rd#</text:span><text:span text:style-name="T1"> for unit-scale turns</text:span></text:p>
      <text:p text:style-name="P470">✗ Rd1</text:p>
      <text:p text:style-name="P471"><text:s text:c="2"/>@(Infantry) Advance to ford</text:p>
      <text:p text:style-name="P472">✔ Tn1</text:p>
      <text:p text:style-name="P473"><text:s text:c="2"/>@(Infantry) Advance to ford</text:p>
      <text:p text:style-name="Horizontal_20_Line"/>
      <text:p text:style-name="First_20_paragraph"><text:span text:style-name="T1">Do: Delegate financial tracking to the Resource Tracking Add-on</text:span></text:p>
      <text:p text:style-name="P474">✔ [Wealth:Gold 50gc]</text:p>
      <text:p text:style-name="P475"><text:s text:c="2"/>d: Income 2d6=9 -&gt; 9gc</text:p>
      <text:p text:style-name="P476"><text:s text:c="2"/>[Wealth:Gold 50gc+9gc] =&gt; [Wealth:Gold 59gc]</text:p>
      <text:p text:style-name="First_20_paragraph"><text:span text:style-name="T1">Don’t: Invent a new wealth tag when one already exists</text:span></text:p>
      <text:p text:style-name="P477">✗ [Treasury:50gc]</text:p>
      <text:p text:style-name="Horizontal_20_Line"/>
      <text:p text:style-name="First_20_paragraph"><text:span text:style-name="T1">Do: Use </text:span><text:span text:style-name="Source_Text">[CAMPAIGN]</text:span><text:span text:style-name="T1"> blocks at session boundaries</text:span></text:p>
      <text:p text:style-name="P478">✔ [CAMPAIGN]</text:p>
      <text:p text:style-name="P479"><text:s text:c="2"/>[Force:Warband|state before battle]</text:p>
      <text:p text:style-name="P480"><text:s text:c="2"/>[/CAMPAIGN]</text:p>
      <text:p text:style-name="P481"/>
      <text:p text:style-name="P482"><text:s text:c="2"/>[BATTLE] ... [/BATTLE]</text:p>
      <text:p text:style-name="P483"/>
      <text:p text:style-name="P484"><text:s text:c="2"/>[CAMPAIGN]</text:p>
      <text:p text:style-name="P485"><text:s text:c="2"/>[Force:Warband|state after battle]</text:p>
      <text:p text:style-name="P486"><text:s text:c="2"/>[/CAMPAIGN]</text:p>
      <text:p text:style-name="First_20_paragraph"><text:span text:style-name="T1">Don’t: Skip campaign state tracking and reconstruct it from memory next session</text:span></text:p>
      <text:p text:style-name="Horizontal_20_Line"/>
      <text:h text:style-name="Heading_20_2" text:outline-level="2"><text:bookmark-start text:name="quick-reference"/>Quick Reference<text:bookmark-end text:name="quick-reference"/></text:h>
      <text:h text:style-name="Heading_20_3" text:outline-level="3"><text:bookmark-start text:name="new-tags"/>New Tags<text:bookmark-end text:name="new-tag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Tag</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Unit:Name\|size\|stats\|status]</text:span></text:p>
          </table:table-cell>
          <table:table-cell table:style-name="TableRowCell" office:value-type="string">
            <text:p text:style-name="Table_20_Contents">Military unit state</text:p>
          </table:table-cell>
          <table:table-cell table:style-name="TableRowCell" office:value-type="string">
            <text:p text:style-name="Table_20_Contents"><text:span text:style-name="Source_Text">[Unit:Rifles\|×12\|Morale 8\|Fresh]</text:span></text:p>
          </table:table-cell>
        </table:table-row>
        <table:table-row>
          <table:table-cell table:style-name="TableRowCell" office:value-type="string">
            <text:p text:style-name="Table_20_Contents"><text:span text:style-name="Source_Text">[#Unit:Name]</text:span></text:p>
          </table:table-cell>
          <table:table-cell table:style-name="TableRowCell" office:value-type="string">
            <text:p text:style-name="Table_20_Contents">Reference to established unit</text:p>
          </table:table-cell>
          <table:table-cell table:style-name="TableRowCell" office:value-type="string">
            <text:p text:style-name="Table_20_Contents"><text:span text:style-name="Source_Text">[#Unit:Rifles]</text:span></text:p>
          </table:table-cell>
        </table:table-row>
        <table:table-row>
          <table:table-cell table:style-name="TableRowCell" office:value-type="string">
            <text:p text:style-name="Table_20_Contents"><text:span text:style-name="Source_Text">[Force:Name\|commander\|strength\|objective]</text:span></text:p>
          </table:table-cell>
          <table:table-cell table:style-name="TableRowCell" office:value-type="string">
            <text:p text:style-name="Table_20_Contents">Overall force summary (optional)</text:p>
          </table:table-cell>
          <table:table-cell table:style-name="TableRowCell" office:value-type="string">
            <text:p text:style-name="Table_20_Contents"><text:span text:style-name="Source_Text">[Force:Alpha Lance\|Natasha\|4 mechs\|Breakthrough]</text:span></text:p>
          </table:table-cell>
        </table:table-row>
      </table:table>
      <text:h text:style-name="Heading_20_3" text:outline-level="3"><text:bookmark-start text:name="unit-fields"/><text:span text:style-name="Source_Text">[Unit:]</text:span> Fields<text:bookmark-end text:name="unit-field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Field</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Size (count)</text:p>
          </table:table-cell>
          <table:table-cell table:style-name="TableRowCell" office:value-type="string">
            <text:p text:style-name="Table_20_Contents"><text:span text:style-name="Source_Text">×N</text:span></text:p>
          </table:table-cell>
          <table:table-cell table:style-name="TableRowCell" office:value-type="string">
            <text:p text:style-name="Table_20_Contents"><text:span text:style-name="Source_Text">×12</text:span></text:p>
          </table:table-cell>
        </table:table-row>
        <table:table-row>
          <table:table-cell table:style-name="TableRowCell" office:value-type="string">
            <text:p text:style-name="Table_20_Contents">Size (abstract)</text:p>
          </table:table-cell>
          <table:table-cell table:style-name="TableRowCell" office:value-type="string">
            <text:p text:style-name="Table_20_Contents"><text:span text:style-name="Source_Text">full</text:span> / <text:span text:style-name="Source_Text">half</text:span> / <text:span text:style-name="Source_Text">depleted</text:span></text:p>
          </table:table-cell>
          <table:table-cell table:style-name="TableRowCell" office:value-type="string">
            <text:p text:style-name="Table_20_Contents"><text:span text:style-name="Source_Text">half</text:span></text:p>
          </table:table-cell>
        </table:table-row>
        <table:table-row>
          <table:table-cell table:style-name="TableRowCell" office:value-type="string">
            <text:p text:style-name="Table_20_Contents">Morale</text:p>
          </table:table-cell>
          <table:table-cell table:style-name="TableRowCell" office:value-type="string">
            <text:p text:style-name="Table_20_Contents"><text:span text:style-name="Source_Text">Morale N</text:span></text:p>
          </table:table-cell>
          <table:table-cell table:style-name="TableRowCell" office:value-type="string">
            <text:p text:style-name="Table_20_Contents"><text:span text:style-name="Source_Text">Morale 7</text:span></text:p>
          </table:table-cell>
        </table:table-row>
        <table:table-row>
          <table:table-cell table:style-name="TableRowCell" office:value-type="string">
            <text:p text:style-name="Table_20_Contents">Armor (single)</text:p>
          </table:table-cell>
          <table:table-cell table:style-name="TableRowCell" office:value-type="string">
            <text:p text:style-name="Table_20_Contents"><text:span text:style-name="Source_Text">Armor N</text:span></text:p>
          </table:table-cell>
          <table:table-cell table:style-name="TableRowCell" office:value-type="string">
            <text:p text:style-name="Table_20_Contents"><text:span text:style-name="Source_Text">Armor 14</text:span></text:p>
          </table:table-cell>
        </table:table-row>
        <table:table-row>
          <table:table-cell table:style-name="TableRowCell" office:value-type="string">
            <text:p text:style-name="Table_20_Contents">Armor (locations)</text:p>
          </table:table-cell>
          <table:table-cell table:style-name="TableRowCell" office:value-type="string">
            <text:p text:style-name="Table_20_Contents"><text:span text:style-name="Source_Text">Armor CT#/RT#/LT#/...</text:span></text:p>
          </table:table-cell>
          <table:table-cell table:style-name="TableRowCell" office:value-type="string">
            <text:p text:style-name="Table_20_Contents"><text:span text:style-name="Source_Text">Armor CT22/RT18/LT18</text:span></text:p>
          </table:table-cell>
        </table:table-row>
        <table:table-row>
          <table:table-cell table:style-name="TableRowCell" office:value-type="string">
            <text:p text:style-name="Table_20_Contents">Heat (Battletech)</text:p>
          </table:table-cell>
          <table:table-cell table:style-name="TableRowCell" office:value-type="string">
            <text:p text:style-name="Table_20_Contents"><text:span text:style-name="Source_Text">Heat N</text:span></text:p>
          </table:table-cell>
          <table:table-cell table:style-name="TableRowCell" office:value-type="string">
            <text:p text:style-name="Table_20_Contents"><text:span text:style-name="Source_Text">Heat 5</text:span></text:p>
          </table:table-cell>
        </table:table-row>
        <table:table-row>
          <table:table-cell table:style-name="TableRowCell" office:value-type="string">
            <text:p text:style-name="Table_20_Contents">Experience</text:p>
          </table:table-cell>
          <table:table-cell table:style-name="TableRowCell" office:value-type="string">
            <text:p text:style-name="Table_20_Contents"><text:span text:style-name="Source_Text">Exp N</text:span></text:p>
          </table:table-cell>
          <table:table-cell table:style-name="TableRowCell" office:value-type="string">
            <text:p text:style-name="Table_20_Contents"><text:span text:style-name="Source_Text">Exp 3</text:span></text:p>
          </table:table-cell>
        </table:table-row>
        <table:table-row>
          <table:table-cell table:style-name="TableRowCell" office:value-type="string">
            <text:p text:style-name="Table_20_Contents">Position</text:p>
          </table:table-cell>
          <table:table-cell table:style-name="TableRowCell" office:value-type="string">
            <text:p text:style-name="Table_20_Contents">Named terrain or grid</text:p>
          </table:table-cell>
          <table:table-cell table:style-name="TableRowCell" office:value-type="string">
            <text:p text:style-name="Table_20_Contents"><text:span text:style-name="Source_Text">at hedge</text:span> / <text:span text:style-name="Source_Text">C4</text:span></text:p>
          </table:table-cell>
        </table:table-row>
        <table:table-row>
          <table:table-cell table:style-name="TableRowCell" office:value-type="string">
            <text:p text:style-name="Table_20_Contents">Formation</text:p>
          </table:table-cell>
          <table:table-cell table:style-name="TableRowCell" office:value-type="string">
            <text:p text:style-name="Table_20_Contents">Label</text:p>
          </table:table-cell>
          <table:table-cell table:style-name="TableRowCell" office:value-type="string">
            <text:p text:style-name="Table_20_Contents"><text:span text:style-name="Source_Text">Line</text:span> / <text:span text:style-name="Source_Text">Square</text:span> / <text:span text:style-name="Source_Text">Column</text:span></text:p>
          </table:table-cell>
        </table:table-row>
        <table:table-row>
          <table:table-cell table:style-name="TableRowCell" office:value-type="string">
            <text:p text:style-name="Table_20_Contents">Status</text:p>
          </table:table-cell>
          <table:table-cell table:style-name="TableRowCell" office:value-type="string">
            <text:p text:style-name="Table_20_Contents">See vocabulary</text:p>
          </table:table-cell>
          <table:table-cell table:style-name="TableRowCell" office:value-type="string">
            <text:p text:style-name="Table_20_Contents"><text:span text:style-name="Source_Text">Fresh</text:span> / <text:span text:style-name="Source_Text">Broken</text:span></text:p>
          </table:table-cell>
        </table:table-row>
      </table:table>
      <text:h text:style-name="Heading_20_3" text:outline-level="3"><text:bookmark-start text:name="unit-status-vocabulary"/>Unit Status Vocabulary<text:bookmark-end text:name="unit-status-vocabulary"/></text:h>
      <table:table table:name="Table11" table:style-name="Table11">
        <table:table-column table:style-name="Table11.A"/>
        <table:table-column table:style-name="Table11.B"/>
        <table:table-header-rows>
          <table:table-row>
            <table:table-cell table:style-name="TableHeaderRowCell" office:value-type="string">
              <text:p text:style-name="Table_20_Heading">Status</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Fresh</text:span></text:p>
          </table:table-cell>
          <table:table-cell table:style-name="TableRowCell" office:value-type="string">
            <text:p text:style-name="Table_20_Contents">Full effectiveness</text:p>
          </table:table-cell>
        </table:table-row>
        <table:table-row>
          <table:table-cell table:style-name="TableRowCell" office:value-type="string">
            <text:p text:style-name="Table_20_Contents"><text:span text:style-name="Source_Text">Steady</text:span></text:p>
          </table:table-cell>
          <table:table-cell table:style-name="TableRowCell" office:value-type="string">
            <text:p text:style-name="Table_20_Contents">Tested and holding</text:p>
          </table:table-cell>
        </table:table-row>
        <table:table-row>
          <table:table-cell table:style-name="TableRowCell" office:value-type="string">
            <text:p text:style-name="Table_20_Contents"><text:span text:style-name="Source_Text">Wavering</text:span></text:p>
          </table:table-cell>
          <table:table-cell table:style-name="TableRowCell" office:value-type="string">
            <text:p text:style-name="Table_20_Contents">One failed test from breaking</text:p>
          </table:table-cell>
        </table:table-row>
        <table:table-row>
          <table:table-cell table:style-name="TableRowCell" office:value-type="string">
            <text:p text:style-name="Table_20_Contents"><text:span text:style-name="Source_Text">Broken</text:span></text:p>
          </table:table-cell>
          <table:table-cell table:style-name="TableRowCell" office:value-type="string">
            <text:p text:style-name="Table_20_Contents">Failed morale, withdrawing</text:p>
          </table:table-cell>
        </table:table-row>
        <table:table-row>
          <table:table-cell table:style-name="TableRowCell" office:value-type="string">
            <text:p text:style-name="Table_20_Contents"><text:span text:style-name="Source_Text">Routed</text:span></text:p>
          </table:table-cell>
          <table:table-cell table:style-name="TableRowCell" office:value-type="string">
            <text:p text:style-name="Table_20_Contents">Fled the field</text:p>
          </table:table-cell>
        </table:table-row>
        <table:table-row>
          <table:table-cell table:style-name="TableRowCell" office:value-type="string">
            <text:p text:style-name="Table_20_Contents"><text:span text:style-name="Source_Text">Rallied</text:span></text:p>
          </table:table-cell>
          <table:table-cell table:style-name="TableRowCell" office:value-type="string">
            <text:p text:style-name="Table_20_Contents">Recovered from broken</text:p>
          </table:table-cell>
        </table:table-row>
        <table:table-row>
          <table:table-cell table:style-name="TableRowCell" office:value-type="string">
            <text:p text:style-name="Table_20_Contents"><text:span text:style-name="Source_Text">Pinned</text:span></text:p>
          </table:table-cell>
          <table:table-cell table:style-name="TableRowCell" office:value-type="string">
            <text:p text:style-name="Table_20_Contents">Cannot advance</text:p>
          </table:table-cell>
        </table:table-row>
        <table:table-row>
          <table:table-cell table:style-name="TableRowCell" office:value-type="string">
            <text:p text:style-name="Table_20_Contents"><text:span text:style-name="Source_Text">Engaged</text:span></text:p>
          </table:table-cell>
          <table:table-cell table:style-name="TableRowCell" office:value-type="string">
            <text:p text:style-name="Table_20_Contents">In melee contact</text:p>
          </table:table-cell>
        </table:table-row>
        <table:table-row>
          <table:table-cell table:style-name="TableRowCell" office:value-type="string">
            <text:p text:style-name="Table_20_Contents"><text:span text:style-name="Source_Text">Exhausted</text:span></text:p>
          </table:table-cell>
          <table:table-cell table:style-name="TableRowCell" office:value-type="string">
            <text:p text:style-name="Table_20_Contents">No further actions this turn</text:p>
          </table:table-cell>
        </table:table-row>
      </table:table>
      <text:h text:style-name="Heading_20_3" text:outline-level="3"><text:bookmark-start text:name="structural-blocks"/>Structural Blocks<text:bookmark-end text:name="structural-block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Block</text:p>
            </table:table-cell>
            <table:table-cell table:style-name="TableHeaderRowCell" office:value-type="string">
              <text:p text:style-name="Table_20_Heading">Opens when</text:p>
            </table:table-cell>
            <table:table-cell table:style-name="TableHeaderRowCell" office:value-type="string">
              <text:p text:style-name="Table_20_Heading">Closes when</text:p>
            </table:table-cell>
          </table:table-row>
        </table:table-header-rows>
        <table:table-row>
          <table:table-cell table:style-name="TableRowCell" office:value-type="string">
            <text:p text:style-name="Table_20_Contents"><text:span text:style-name="Source_Text">[BATTLE]</text:span></text:p>
          </table:table-cell>
          <table:table-cell table:style-name="TableRowCell" office:value-type="string">
            <text:p text:style-name="Table_20_Contents">Battle begins</text:p>
          </table:table-cell>
          <table:table-cell table:style-name="TableRowCell" office:value-type="string">
            <text:p text:style-name="Table_20_Contents">Scenario resolves</text:p>
          </table:table-cell>
        </table:table-row>
        <table:table-row>
          <table:table-cell table:style-name="TableRowCell" office:value-type="string">
            <text:p text:style-name="Table_20_Contents"><text:span text:style-name="Source_Text">[CAMPAIGN]</text:span></text:p>
          </table:table-cell>
          <table:table-cell table:style-name="TableRowCell" office:value-type="string">
            <text:p text:style-name="Table_20_Contents">At session start or end</text:p>
          </table:table-cell>
          <table:table-cell table:style-name="TableRowCell" office:value-type="string">
            <text:p text:style-name="Table_20_Contents">After state is recorded</text:p>
          </table:table-cell>
        </table:table-row>
      </table:table>
      <text:p text:style-name="First_20_paragraph"><text:span text:style-name="T1">Analog equivalents:</text:span> <text:span text:style-name="Source_Text">--- BATTLE ---</text:span> / <text:span text:style-name="Source_Text">--- END BATTLE ---</text:span>, <text:span text:style-name="Source_Text">--- CAMPAIGN ---</text:span> / <text:span text:style-name="Source_Text">--- END CAMPAIGN ---</text:span></text:p>
      <text:h text:style-name="Heading_20_3" text:outline-level="3"><text:bookmark-start text:name="turn-markers"/>Turn Markers<text:bookmark-end text:name="turn-marker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Marker</text:p>
            </table:table-cell>
            <table:table-cell table:style-name="TableHeaderRowCell" office:value-type="string">
              <text:p text:style-name="Table_20_Heading">Add-on</text:p>
            </table:table-cell>
            <table:table-cell table:style-name="TableHeaderRowCell" office:value-type="string">
              <text:p text:style-name="Table_20_Heading">Scale</text:p>
            </table:table-cell>
          </table:table-row>
        </table:table-header-rows>
        <table:table-row>
          <table:table-cell table:style-name="TableRowCell" office:value-type="string">
            <text:p text:style-name="Table_20_Contents"><text:span text:style-name="Source_Text">Tn#</text:span></text:p>
          </table:table-cell>
          <table:table-cell table:style-name="TableRowCell" office:value-type="string">
            <text:p text:style-name="Table_20_Contents">Wargaming</text:p>
          </table:table-cell>
          <table:table-cell table:style-name="TableRowCell" office:value-type="string">
            <text:p text:style-name="Table_20_Contents">Unit-scale game turns</text:p>
          </table:table-cell>
        </table:table-row>
        <table:table-row>
          <table:table-cell table:style-name="TableRowCell" office:value-type="string">
            <text:p text:style-name="Table_20_Contents"><text:span text:style-name="Source_Text">Rd#</text:span></text:p>
          </table:table-cell>
          <table:table-cell table:style-name="TableRowCell" office:value-type="string">
            <text:p text:style-name="Table_20_Contents">Combat</text:p>
          </table:table-cell>
          <table:table-cell table:style-name="TableRowCell" office:value-type="string">
            <text:p text:style-name="Table_20_Contents">Personal-scale initiative rounds</text:p>
          </table:table-cell>
        </table:table-row>
      </table:table>
      <text:h text:style-name="Heading_20_3" text:outline-level="3"><text:bookmark-start text:name="battletech-location-codes"/>Battletech Location Codes<text:bookmark-end text:name="battletech-location-codes"/></text:h>
      <text:p text:style-name="First_20_paragraph"><text:span text:style-name="Source_Text">CT</text:span> <text:span text:style-name="Source_Text">RT</text:span> <text:span text:style-name="Source_Text">LT</text:span> <text:span text:style-name="Source_Text">RA</text:span> <text:span text:style-name="Source_Text">LA</text:span> <text:span text:style-name="Source_Text">RL</text:span> <text:span text:style-name="Source_Text">LL</text:span> <text:span text:style-name="Source_Text">HD</text:span></text:p>
      <text:h text:style-name="Heading_20_3" text:outline-level="3"><text:bookmark-start text:name="complete-example"/>Complete Example<text:bookmark-end text:name="complete-example"/></text:h>
      <text:p text:style-name="P487">[CAMPAIGN]</text:p>
      <text:p text:style-name="P488">[Force:Reiklanders|Captain Streng|3 units|Active]</text:p>
      <text:p text:style-name="P489">[N:Captain Streng|WS4|Ld8|6 XP|Fresh]</text:p>
      <text:p text:style-name="P490">[Unit:Swordsmen|×3|Exp 0|Fresh]</text:p>
      <text:p text:style-name="P491">[Wealth:Gold 50gc]</text:p>
      <text:p text:style-name="P492">[/CAMPAIGN]</text:p>
      <text:p text:style-name="P493"/>
      <text:p text:style-name="P494">[BATTLE]</text:p>
      <text:p text:style-name="P495">[Scenario:Raid|Steal the idol|5 turns|Night: –1 shooting]</text:p>
      <text:p text:style-name="P496">[Unit:Cultists|×6|Morale 5|Fresh]</text:p>
      <text:p text:style-name="P497">[N:Cult Leader|WS4|Ld7|armed|Fresh]</text:p>
      <text:p text:style-name="P498"/>
      <text:p text:style-name="P499">Tn1</text:p>
      <text:p text:style-name="P500">@ Streng advances to ruined altar</text:p>
      <text:p text:style-name="P501">@(Cultists) Move to intercept</text:p>
      <text:p text:style-name="P502">@(Cult Leader) Charges Streng</text:p>
      <text:p text:style-name="P503">d: WS4 vs WS4 2d6=9 -&gt; Hit</text:p>
      <text:p text:style-name="P504">=&gt; [N:Captain Streng|HP-1]</text:p>
      <text:p text:style-name="P505"/>
      <text:p text:style-name="P506">Tn2</text:p>
      <text:p text:style-name="P507">@ Streng counterattacks</text:p>
      <text:p text:style-name="P508">d: WS4 vs WS4 2d6=11 -&gt; Hit, +1 wound</text:p>
      <text:p text:style-name="P509">=&gt; [N:Cult Leader|knocked down]</text:p>
      <text:p text:style-name="P510">@ Swordsmen charge cultist flank</text:p>
      <text:p text:style-name="P511">d: WS3 vs WS3 2d6=8 -&gt; Hit, 2 kills</text:p>
      <text:p text:style-name="P512">=&gt; [Unit:Cultists|×4|wavering]</text:p>
      <text:p text:style-name="P513">d: Morale 1d6=6 vs Ld 5 -&gt; Broken</text:p>
      <text:p text:style-name="P514">=&gt; [Unit:Cultists|×4|broken|fleeing]</text:p>
      <text:p text:style-name="P515"/>
      <text:p text:style-name="P516">[/BATTLE]</text:p>
      <text:p text:style-name="P517">=&gt; Victory. Idol secured.</text:p>
      <text:p text:style-name="P518"/>
      <text:p text:style-name="P519">[CAMPAIGN]</text:p>
      <text:p text:style-name="P520">d: Injury Streng 1d6=4 -&gt; No lasting effect</text:p>
      <text:p text:style-name="P521">[N:Captain Streng|7 XP|Fresh]</text:p>
      <text:p text:style-name="P522">d: Income 1d6=5 -&gt; 15gc from the idol</text:p>
      <text:p text:style-name="P523">[Wealth:Gold 50gc+15gc] =&gt; [Wealth:Gold 65gc]</text:p>
      <text:p text:style-name="P524">[/CAMPAIGN]</text:p>
      <text:p text:style-name="Horizontal_20_Line"/>
      <text:h text:style-name="Heading_20_2" text:outline-level="2"><text:bookmark-start text:name="faq"/>FAQ<text:bookmark-end text:name="faq"/></text:h>
      <text:p text:style-name="First_20_paragraph"><text:span text:style-name="T1">Q: When should I use this add-on instead of the Combat Add-on?</text:span><text:line-break/>A: Use the Combat Add-on for personal-scale fights — one character vs. one or a few named opponents, tracked hit point by hit point, initiative round by round. Use this add-on when the unit is the mechanical atom: when you track model counts rather than individual HP, when turns represent minutes rather than seconds, when scenario objectives drive the action. For games that mix both (Mordheim, warcrawl RPGs), use both add-ons in the same session.</text:p>
      <text:p text:style-name="Text_20_body"><text:span text:style-name="T1">Q: Can I use </text:span><text:span text:style-name="Source_Text">Rd#</text:span><text:span text:style-name="T1"> for my wargame turns instead of </text:span><text:span text:style-name="Source_Text">Tn#</text:span><text:span text:style-name="T1">?</text:span><text:line-break/>A: You can, but it creates confusion if you ever mix wargaming notation with the Combat Add-on in the same log. <text:span text:style-name="Source_Text">Rd#</text:span> has a specific meaning (personal-scale initiative round) in the established Lonelog ecosystem. <text:span text:style-name="Source_Text">Tn#</text:span> reserves a distinct identity for unit-scale game turns.</text:p>
      <text:p text:style-name="Text_20_body"><text:span text:style-name="T1">Q: My system doesn’t have morale — do I need status vocabulary?</text:span><text:line-break/>A: No. Status fields are optional. If your system doesn’t track morale or unit condition, simply omit those fields from <text:span text:style-name="Source_Text">[Unit:]</text:span> tags. <text:span text:style-name="Source_Text">[Unit:Rifles|×12|Fresh]</text:span> is perfectly valid notation.</text:p>
      <text:p text:style-name="Text_20_body"><text:span text:style-name="T1">Q: How do I handle random scenario events — traps triggering, weather changing, reinforcements arriving?</text:span><text:line-break/>A: Use <text:span text:style-name="Source_Text">d:</text:span> for any random determination and <text:span text:style-name="Source_Text">=&gt;</text:span> for the consequence. For events that simply occur without a roll, prose or a parenthetical note works fine: <text:span text:style-name="Source_Text">(Reinforcements: Skaven Rat Ogre arrives turn 3)</text:span>. Note: a proposed <text:span text:style-name="Source_Text">!</text:span> symbol for external/world events is under consideration for a future core notation update, which would make these entries cleaner.</text:p>
      <text:p text:style-name="Text_20_body"><text:span text:style-name="T1">Q: How do I track a large battle with 20+ units per side?</text:span><text:line-break/>A: Focus your log on the units that matter most — the ones that have consequential moments, pass or fail critical morale tests, or carry the objective. Units that do nothing interesting in a turn don’t need an entry. The log is a record of the meaningful, not a transcript of every activation.</text:p>
      <text:p text:style-name="Text_20_body"><text:span text:style-name="T1">Q: How does this work in an analog notebook?</text:span><text:line-break/>A: Use <text:span text:style-name="Source_Text">--- BATTLE ---</text:span> / <text:span text:style-name="Source_Text">--- END BATTLE ---</text:span> and <text:span text:style-name="Source_Text">--- CAMPAIGN ---</text:span> / <text:span text:style-name="Source_Text">--- END CAMPAIGN ---</text:span> instead of the bracket blocks. Tag syntax is identical. Turn markers (<text:span text:style-name="Source_Text">Tn1</text:span>, <text:span text:style-name="Source_Text">Tn2</text:span>) work as headings or margin notes. For mech armor, a small grid in the margin is faster than writing out all location values.</text:p>
      <text:p text:style-name="Text_20_body"><text:span text:style-name="T1">Q: Can I use this add-on without any campaign tracking?</text:span><text:line-break/>A: Yes. For a one-off scenario with no campaign consequence, skip <text:span text:style-name="Source_Text">[CAMPAIGN]</text:span> blocks entirely and use just <text:span text:style-name="Source_Text">[BATTLE]</text:span>, unit tags, and turn markers. The campaign elements are completely optional.</text:p>
      <text:p text:style-name="Text_20_body"><text:span text:style-name="T1">Q: Do I need </text:span><text:span text:style-name="Source_Text">[Force:]</text:span><text:span text:style-name="T1"> tags?</text:span><text:line-break/>A: Only if force identity is meaningful to you — usually in campaigns where force composition persists or you want to record who commanded what. For single-session battles, just list the units directly without a force wrapper.</text:p>
      <text:p text:style-name="Horizontal_20_Line"/>
      <text:h text:style-name="Heading_20_2" text:outline-level="2"><text:bookmark-start text:name="credits-license"/>Credits &amp; License<text:bookmark-end text:name="credits-license"/></text:h>
      <text:p text:style-name="First_20_paragraph">© 2026 Roberto Bisceglie</text:p>
      <text:p text:style-name="Text_20_body">This add-on extends <text:a xlink:type="simple" xlink:href="https://zeruhur.itch.io/lonelog" office:name=""><text:span text:style-name="Definition">Lonelog</text:span></text:a> by Roberto Bisceglie.</text:p>
      <text:p text:style-name="Text_20_body">The Solo Wargaming Add-on was prompted by community requests to support Battletech and Mordheim session logging. The Combat Add-on’s explicit note that “mass battles, vehicle combat, and chase scenes may warrant their own add-ons” provided the design mandate.</text:p>
      <text:p text:style-name="Text_20_body"><text:span text:style-name="T1">Version History:</text:span></text:p>
      <text:list text:style-name="L6">
        <text:list-item>
          <text:p text:style-name="P525">v1.0.0: Initial release</text:p>
        </text:list-item>
      </text:list>
      <text:p text:style-name="First_20_paragraph">This work is licensed under the <text:span text:style-name="T1">Creative Commons Attribution-ShareAlike 4.0 International License</text:span>.</text:p>
      <text:p text:style-name="Text_20_body">You are free to share and adapt this material, provided you give appropriate credit and distribute adaptations under the same license. Session logs and play records created using this add-on’s notation are your own work and are not subject to this licens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 Solo Wargaming Add-on</dc:title>
    <dc:description/>
    <dc:subject/>
    <meta:keyword/>
    <dc:language>en</dc:language>
    <meta:initial-creator>Roberto Bisceglie</meta:initial-creator>
    <dc:creator>Roberto Bisceglie</dc:creator>
    <meta:creation-date>2026-04-12T20:46:25Z</meta:creation-date>
    <dc:date>2026-04-12T20:46:25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parent" meta:value-type="string">Lonelog v1.4.0</meta:user-defined>
    <meta:user-defined meta:name="requires" meta:value-type="string">Core Notation (§3)</meta:user-defined>
    <meta:user-defined meta:name="subtitle" meta:value-type="string">Notation for Units, Battles, and Campaigns</meta:user-defined>
    <meta:user-defined meta:name="toc-title" meta:value-type="string">Table of contents</meta:user-defined>
    <meta:user-defined meta:name="version" meta:value-type="string">1.0.0</meta:user-defined>
  </office:meta>
</office:document-meta>
</file>